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95935.5" table:style-name="ce9">
            <text:p>17.295.936</text:p>
          </table:table-cell>
          <table:table-cell office:value-type="percentage" office:value="1" table:style-name="ce10">
            <text:p>100,00%</text:p>
          </table:table-cell>
          <table:table-cell office:value-type="float" office:value="7483261" table:style-name="ce8">
            <text:p>7.483.261</text:p>
          </table:table-cell>
          <table:table-cell office:value-type="float" office:value="7332863" table:style-name="ce8">
            <text:p>7.332.863</text:p>
          </table:table-cell>
          <table:table-cell office:value-type="float" office:value="4205171" table:style-name="ce8">
            <text:p>4.205.171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65127.5" table:style-name="ce14">
            <text:p>2.665.128</text:p>
          </table:table-cell>
          <table:table-cell office:value-type="percentage" office:value="0.97209810681552244" table:style-name="ce15">
            <text:p>97,21%</text:p>
          </table:table-cell>
          <table:table-cell office:value-type="float" office:value="1151058" table:style-name="ce13">
            <text:p>1.151.058</text:p>
          </table:table-cell>
          <table:table-cell office:value-type="float" office:value="1130050" table:style-name="ce13">
            <text:p>1.130.050</text:p>
          </table:table-cell>
          <table:table-cell office:value-type="float" office:value="711945" table:style-name="ce13">
            <text:p>711.945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8029.5" table:style-name="ce14">
            <text:p>2.298.030</text:p>
          </table:table-cell>
          <table:table-cell office:value-type="percentage" office:value="0.93671067954674869" table:style-name="ce15">
            <text:p>93,67%</text:p>
          </table:table-cell>
          <table:table-cell office:value-type="float" office:value="929172" table:style-name="ce13">
            <text:p>929.172</text:p>
          </table:table-cell>
          <table:table-cell office:value-type="float" office:value="919820" table:style-name="ce13">
            <text:p>919.820</text:p>
          </table:table-cell>
          <table:table-cell office:value-type="float" office:value="726210" table:style-name="ce13">
            <text:p>726.210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49312.5" table:style-name="ce14">
            <text:p>2.049.313</text:p>
          </table:table-cell>
          <table:table-cell office:value-type="percentage" office:value="0.94416696076200024" table:style-name="ce15">
            <text:p>94,42%</text:p>
          </table:table-cell>
          <table:table-cell office:value-type="float" office:value="928696" table:style-name="ce13">
            <text:p>928.696</text:p>
          </table:table-cell>
          <table:table-cell office:value-type="float" office:value="913162" table:style-name="ce13">
            <text:p>913.162</text:p>
          </table:table-cell>
          <table:table-cell office:value-type="float" office:value="484392" table:style-name="ce13">
            <text:p>484.392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76019" table:style-name="ce14">
            <text:p>4.176.019</text:p>
          </table:table-cell>
          <table:table-cell office:value-type="percentage" office:value="0.93582145074074319" table:style-name="ce15">
            <text:p>93,58%</text:p>
          </table:table-cell>
          <table:table-cell office:value-type="float" office:value="1822271" table:style-name="ce13">
            <text:p>1.822.271</text:p>
          </table:table-cell>
          <table:table-cell office:value-type="float" office:value="1766904" table:style-name="ce13">
            <text:p>1.766.904</text:p>
          </table:table-cell>
          <table:table-cell office:value-type="float" office:value="1005729" table:style-name="ce13">
            <text:p>1.005.729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8509" table:style-name="ce14">
            <text:p>1.268.509</text:p>
          </table:table-cell>
          <table:table-cell office:value-type="percentage" office:value="0.97786728542575663" table:style-name="ce15">
            <text:p>97,79%</text:p>
          </table:table-cell>
          <table:table-cell office:value-type="float" office:value="519950" table:style-name="ce13">
            <text:p>519.950</text:p>
          </table:table-cell>
          <table:table-cell office:value-type="float" office:value="516420" table:style-name="ce13">
            <text:p>516.420</text:p>
          </table:table-cell>
          <table:table-cell office:value-type="float" office:value="355347" table:style-name="ce13">
            <text:p>355.347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95" table:style-name="ce7">
            <text:p>4.084.995</text:p>
          </table:table-cell>
          <table:table-cell office:value-type="float" office:value="280590" table:style-name="ce7">
            <text:p>280.590</text:p>
          </table:table-cell>
          <table:table-cell office:value-type="float" office:value="701670" table:style-name="ce7">
            <text:p>701.67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4060" table:style-name="ce14">
            <text:p>5.634.060</text:p>
          </table:table-cell>
          <table:table-cell office:value-type="float" office:value="5333235.5" table:style-name="ce14">
            <text:p>5.333.236</text:p>
          </table:table-cell>
          <table:table-cell office:value-type="percentage" office:value="0.94660608868205165" table:style-name="ce15">
            <text:p>94,66%</text:p>
          </table:table-cell>
          <table:table-cell office:value-type="float" office:value="2150936" table:style-name="ce13">
            <text:p>2.150.936</text:p>
          </table:table-cell>
          <table:table-cell office:value-type="float" office:value="2123975" table:style-name="ce13">
            <text:p>2.123.975</text:p>
          </table:table-cell>
          <table:table-cell office:value-type="float" office:value="1513848" table:style-name="ce13">
            <text:p>1.513.848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34290" table:style-name="ce7">
            <text:p>734.29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30010" table:style-name="ce14">
            <text:p>4.230.010</text:p>
          </table:table-cell>
          <table:table-cell office:value-type="float" office:value="4014564.5" table:style-name="ce14">
            <text:p>4.014.565</text:p>
          </table:table-cell>
          <table:table-cell office:value-type="percentage" office:value="0.9490673780913047" table:style-name="ce15">
            <text:p>94,91%</text:p>
          </table:table-cell>
          <table:table-cell office:value-type="float" office:value="1765894" table:style-name="ce13">
            <text:p>1.765.894</text:p>
          </table:table-cell>
          <table:table-cell office:value-type="float" office:value="1714885" table:style-name="ce13">
            <text:p>1.714.885</text:p>
          </table:table-cell>
          <table:table-cell office:value-type="float" office:value="1088680" table:style-name="ce13">
            <text:p>1.088.680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96134" table:style-name="ce7">
            <text:p>8.796.134</text:p>
          </table:table-cell>
          <table:table-cell office:value-type="float" office:value="567070" table:style-name="ce7">
            <text:p>56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39124" table:style-name="ce14">
            <text:p>14.339.124</text:p>
          </table:table-cell>
          <table:table-cell office:value-type="float" office:value="14284966.5" table:style-name="ce14">
            <text:p>14.284.967</text:p>
          </table:table-cell>
          <table:table-cell office:value-type="percentage" office:value="0.99622309563680456" table:style-name="ce15">
            <text:p>99,62%</text:p>
          </table:table-cell>
          <table:table-cell office:value-type="float" office:value="6495909" table:style-name="ce13">
            <text:p>6.495.909</text:p>
          </table:table-cell>
          <table:table-cell office:value-type="float" office:value="6358348" table:style-name="ce13">
            <text:p>6.358.348</text:p>
          </table:table-cell>
          <table:table-cell office:value-type="float" office:value="3804721" table:style-name="ce13">
            <text:p>3.804.721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44742.5" table:style-name="ce14">
            <text:p>10.144.743</text:p>
          </table:table-cell>
          <table:table-cell office:value-type="percentage" office:value="0.96628052564327871" table:style-name="ce15">
            <text:p>96,63%</text:p>
          </table:table-cell>
          <table:table-cell office:value-type="float" office:value="4451125" table:style-name="ce13">
            <text:p>4.451.125</text:p>
          </table:table-cell>
          <table:table-cell office:value-type="float" office:value="4387357" table:style-name="ce13">
            <text:p>4.387.357</text:p>
          </table:table-cell>
          <table:table-cell office:value-type="float" office:value="2932326" table:style-name="ce13">
            <text:p>2.932.326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69" table:style-name="ce14">
            <text:p>2.319.169</text:p>
          </table:table-cell>
          <table:table-cell office:value-type="float" office:value="2341246.5" table:style-name="ce14">
            <text:p>2.341.247</text:p>
          </table:table-cell>
          <table:table-cell office:value-type="percentage" office:value="1" table:style-name="ce15">
            <text:p>100,00%</text:p>
          </table:table-cell>
          <table:table-cell office:value-type="float" office:value="969701" table:style-name="ce13">
            <text:p>969.701</text:p>
          </table:table-cell>
          <table:table-cell office:value-type="float" office:value="952150" table:style-name="ce13">
            <text:p>952.150</text:p>
          </table:table-cell>
          <table:table-cell office:value-type="float" office:value="645052" table:style-name="ce13">
            <text:p>645.052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52479" table:style-name="ce14">
            <text:p>6.152.479</text:p>
          </table:table-cell>
          <table:table-cell office:value-type="percentage" office:value="1" table:style-name="ce15">
            <text:p>100,00%</text:p>
          </table:table-cell>
          <table:table-cell office:value-type="float" office:value="2479421" table:style-name="ce13">
            <text:p>2.479.421</text:p>
          </table:table-cell>
          <table:table-cell office:value-type="float" office:value="2454172" table:style-name="ce13">
            <text:p>2.454.172</text:p>
          </table:table-cell>
          <table:table-cell office:value-type="float" office:value="1977651" table:style-name="ce13">
            <text:p>1.977.651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54187" table:style-name="ce14">
            <text:p>654.187</text:p>
          </table:table-cell>
          <table:table-cell office:value-type="percentage" office:value="0.94833762186061688" table:style-name="ce15">
            <text:p>94,83%</text:p>
          </table:table-cell>
          <table:table-cell office:value-type="float" office:value="284675" table:style-name="ce13">
            <text:p>284.675</text:p>
          </table:table-cell>
          <table:table-cell office:value-type="float" office:value="286697" table:style-name="ce13">
            <text:p>286.697</text:p>
          </table:table-cell>
          <table:table-cell office:value-type="float" office:value="182709" table:style-name="ce13">
            <text:p>182.709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143385" table:style-name="ce7">
            <text:p>9.143.38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613735" table:style-name="ce14">
            <text:p>13.613.735</text:p>
          </table:table-cell>
          <table:table-cell office:value-type="float" office:value="13353478" table:style-name="ce14">
            <text:p>13.353.478</text:p>
          </table:table-cell>
          <table:table-cell office:value-type="percentage" office:value="0.98088276288615872" table:style-name="ce15">
            <text:p>98,09%</text:p>
          </table:table-cell>
          <table:table-cell office:value-type="float" office:value="5771397" table:style-name="ce13">
            <text:p>5.771.397</text:p>
          </table:table-cell>
          <table:table-cell office:value-type="float" office:value="5718925" table:style-name="ce13">
            <text:p>5.718.925</text:p>
          </table:table-cell>
          <table:table-cell office:value-type="float" office:value="3404833" table:style-name="ce13">
            <text:p>3.404.833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33548" table:style-name="ce14">
            <text:p>2.833.548</text:p>
          </table:table-cell>
          <table:table-cell office:value-type="percentage" office:value="0.97098006157831707" table:style-name="ce15">
            <text:p>97,10%</text:p>
          </table:table-cell>
          <table:table-cell office:value-type="float" office:value="1300520" table:style-name="ce13">
            <text:p>1.300.520</text:p>
          </table:table-cell>
          <table:table-cell office:value-type="float" office:value="1280279" table:style-name="ce13">
            <text:p>1.280.279</text:p>
          </table:table-cell>
          <table:table-cell office:value-type="float" office:value="699788" table:style-name="ce13">
            <text:p>699.788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28172" table:style-name="ce14">
            <text:p>1.328.172</text:p>
          </table:table-cell>
          <table:table-cell office:value-type="percentage" office:value="0.94319210718615054" table:style-name="ce15">
            <text:p>94,32%</text:p>
          </table:table-cell>
          <table:table-cell office:value-type="float" office:value="568520" table:style-name="ce13">
            <text:p>568.520</text:p>
          </table:table-cell>
          <table:table-cell office:value-type="float" office:value="562902" table:style-name="ce13">
            <text:p>562.902</text:p>
          </table:table-cell>
          <table:table-cell office:value-type="float" office:value="363327" table:style-name="ce13">
            <text:p>363.327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9248" table:style-name="ce7">
            <text:p>2.959.24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2653" table:style-name="ce14">
            <text:p>4.502.653</text:p>
          </table:table-cell>
          <table:table-cell office:value-type="float" office:value="4433047" table:style-name="ce14">
            <text:p>4.433.047</text:p>
          </table:table-cell>
          <table:table-cell office:value-type="percentage" office:value="0.98454111387219934" table:style-name="ce15">
            <text:p>98,45%</text:p>
          </table:table-cell>
          <table:table-cell office:value-type="float" office:value="1948832" table:style-name="ce13">
            <text:p>1.948.832</text:p>
          </table:table-cell>
          <table:table-cell office:value-type="float" office:value="1912563" table:style-name="ce13">
            <text:p>1.912.563</text:p>
          </table:table-cell>
          <table:table-cell office:value-type="float" office:value="1202996" table:style-name="ce13">
            <text:p>1.202.996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0736" table:style-name="ce7">
            <text:p>110.73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8831" table:style-name="ce14">
            <text:p>168.831</text:p>
          </table:table-cell>
          <table:table-cell office:value-type="float" office:value="157347.5" table:style-name="ce14">
            <text:p>157.348</text:p>
          </table:table-cell>
          <table:table-cell office:value-type="percentage" office:value="0.93198227813612433" table:style-name="ce15">
            <text:p>93,20%</text:p>
          </table:table-cell>
          <table:table-cell office:value-type="float" office:value="68198" table:style-name="ce13">
            <text:p>68.198</text:p>
          </table:table-cell>
          <table:table-cell office:value-type="float" office:value="65250" table:style-name="ce13">
            <text:p>65.250</text:p>
          </table:table-cell>
          <table:table-cell office:value-type="float" office:value="41698" table:style-name="ce13">
            <text:p>41.698</text:p>
          </table:table-cell>
          <table:table-cell office:value-type="date" office:date-value="2022-06-29T00:00:00" table:style-name="ce16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8932.5" table:style-name="ce14">
            <text:p>148.933</text:p>
          </table:table-cell>
          <table:table-cell office:value-type="percentage" office:value="0.93999305730876037" table:style-name="ce15">
            <text:p>94,00%</text:p>
          </table:table-cell>
          <table:table-cell office:value-type="float" office:value="66364" table:style-name="ce13">
            <text:p>66.364</text:p>
          </table:table-cell>
          <table:table-cell office:value-type="float" office:value="63101" table:style-name="ce13">
            <text:p>63.101</text:p>
          </table:table-cell>
          <table:table-cell office:value-type="float" office:value="35135" table:style-name="ce13">
            <text:p>35.135</text:p>
          </table:table-cell>
          <table:table-cell office:value-type="date" office:date-value="2022-06-29T00:00:00" table:style-name="ce17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3094" table:style-name="ce7">
            <text:p>53.094</text:p>
          </table:table-cell>
          <table:table-cell office:value-type="float" office:value="0" table:style-name="ce7">
            <text:p>0</text:p>
          </table:table-cell>
          <table:table-cell office:value-type="float" office:value="58310" table:style-name="ce7">
            <text:p>58.3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7204" table:style-name="ce14">
            <text:p>217.204</text:p>
          </table:table-cell>
          <table:table-cell office:value-type="float" office:value="207238" table:style-name="ce14">
            <text:p>207.238</text:p>
          </table:table-cell>
          <table:table-cell office:value-type="percentage" office:value="0.95411686709268706" table:style-name="ce15">
            <text:p>95,41%</text:p>
          </table:table-cell>
          <table:table-cell office:value-type="float" office:value="95145" table:style-name="ce13">
            <text:p>95.145</text:p>
          </table:table-cell>
          <table:table-cell office:value-type="float" office:value="94841" table:style-name="ce13">
            <text:p>94.841</text:p>
          </table:table-cell>
          <table:table-cell office:value-type="float" office:value="50743" table:style-name="ce13">
            <text:p>50.743</text:p>
          </table:table-cell>
          <table:table-cell office:value-type="date" office:date-value="2022-06-29T00:00:00" table:style-name="ce17">
            <text:p>2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290" table:style-name="ce7">
            <text:p>8.29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995" table:style-name="ce14">
            <text:p>12.995</text:p>
          </table:table-cell>
          <table:table-cell office:value-type="float" office:value="13439" table:style-name="ce14">
            <text:p>13.439</text:p>
          </table:table-cell>
          <table:table-cell office:value-type="percentage" office:value="1" table:style-name="ce15">
            <text:p>100,00%</text:p>
          </table:table-cell>
          <table:table-cell office:value-type="float" office:value="8128" table:style-name="ce13">
            <text:p>8.128</text:p>
          </table:table-cell>
          <table:table-cell office:value-type="float" office:value="8122" table:style-name="ce13">
            <text:p>8.122</text:p>
          </table:table-cell>
          <table:table-cell office:value-type="float" office:value="4096" table:style-name="ce13">
            <text:p>4.096</text:p>
          </table:table-cell>
          <table:table-cell office:value-type="date" office:date-value="2022-06-27T00:00:00" table:style-name="ce17">
            <text:p>27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568311" table:style-name="ce19">
            <text:p>63.568.311</text:p>
          </table:table-cell>
          <table:table-cell office:value-type="float" office:value="5088060" table:style-name="ce19">
            <text:p>5.088.060</text:p>
          </table:table-cell>
          <table:table-cell office:value-type="float" office:value="17197920" table:style-name="ce20">
            <text:p>17.197.920</text:p>
          </table:table-cell>
          <table:table-cell office:value-type="float" office:value="9008750" table:style-name="ce21">
            <text:p>9.008.750</text:p>
          </table:table-cell>
          <table:table-cell office:value-type="float" office:value="2096855" table:style-name="ce22">
            <text:p>2.096.855</text:p>
          </table:table-cell>
          <table:table-cell office:value-type="float" office:value="96959896" table:style-name="ce23">
            <text:p>96.959.896</text:p>
          </table:table-cell>
          <table:table-cell office:value-type="float" office:value="95153556.5" table:style-name="ce23">
            <text:p>95.153.557</text:p>
          </table:table-cell>
          <table:table-cell office:value-type="percentage" office:value="0.98137024094992842" table:style-name="ce24">
            <text:p>98,14%</text:p>
          </table:table-cell>
          <table:table-cell office:value-type="float" office:value="41259173" table:style-name="ce23">
            <text:p>41.259.173</text:p>
          </table:table-cell>
          <table:table-cell office:value-type="float" office:value="40562786" table:style-name="ce23">
            <text:p>40.562.786</text:p>
          </table:table-cell>
          <table:table-cell office:value-type="float" office:value="25436397" table:style-name="ce23">
            <text:p>25.436.397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4973" table:style-name="ce32">
            <text:p>7.044.973</text:p>
          </table:table-cell>
          <table:table-cell office:value-type="percentage" office:value="0.93832822434188579" table:style-name="ce33">
            <text:p>93,8%</text:p>
          </table:table-cell>
          <table:table-cell office:value-type="float" office:value="7024382" table:style-name="ce32">
            <text:p>7.024.382</text:p>
          </table:table-cell>
          <table:table-cell office:value-type="percentage" office:value="0.93558568487900584" table:style-name="ce33">
            <text:p>93,6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894" table:style-name="ce32">
            <text:p>1.097.894</text:p>
          </table:table-cell>
          <table:table-cell office:value-type="percentage" office:value="0.92305920256127416" table:style-name="ce33">
            <text:p>92,3%</text:p>
          </table:table-cell>
          <table:table-cell office:value-type="float" office:value="1091732" table:style-name="ce32">
            <text:p>1.091.732</text:p>
          </table:table-cell>
          <table:table-cell office:value-type="percentage" office:value="0.91787847399714817" table:style-name="ce33">
            <text:p>91,8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6054" table:style-name="ce32">
            <text:p>886.054</text:p>
          </table:table-cell>
          <table:table-cell office:value-type="percentage" office:value="0.95228852368807682" table:style-name="ce33">
            <text:p>95,2%</text:p>
          </table:table-cell>
          <table:table-cell office:value-type="float" office:value="886725" table:style-name="ce32">
            <text:p>886.725</text:p>
          </table:table-cell>
          <table:table-cell office:value-type="percentage" office:value="0.95300968244295481" table:style-name="ce33">
            <text:p>95,3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419" table:style-name="ce32">
            <text:p>897.419</text:p>
          </table:table-cell>
          <table:table-cell office:value-type="percentage" office:value="0.82849868028327522" table:style-name="ce33">
            <text:p>82,8%</text:p>
          </table:table-cell>
          <table:table-cell office:value-type="float" office:value="891556" table:style-name="ce32">
            <text:p>891.556</text:p>
          </table:table-cell>
          <table:table-cell office:value-type="percentage" office:value="0.82308594914820798" table:style-name="ce33">
            <text:p>82,3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6928" table:style-name="ce32">
            <text:p>1.746.928</text:p>
          </table:table-cell>
          <table:table-cell office:value-type="percentage" office:value="0.85906901013172765" table:style-name="ce33">
            <text:p>85,9%</text:p>
          </table:table-cell>
          <table:table-cell office:value-type="float" office:value="1714451" table:style-name="ce32">
            <text:p>1.714.451</text:p>
          </table:table-cell>
          <table:table-cell office:value-type="percentage" office:value="0.84309812624753322" table:style-name="ce33">
            <text:p>84,3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927" table:style-name="ce32">
            <text:p>494.927</text:p>
          </table:table-cell>
          <table:table-cell office:value-type="percentage" office:value="0.93902994334632361" table:style-name="ce33">
            <text:p>93,9%</text:p>
          </table:table-cell>
          <table:table-cell office:value-type="float" office:value="496471" table:style-name="ce32">
            <text:p>496.471</text:p>
          </table:table-cell>
          <table:table-cell office:value-type="percentage" office:value="0.94195938997689077" table:style-name="ce33">
            <text:p>94,2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808" table:style-name="ce32">
            <text:p>2.048.808</text:p>
          </table:table-cell>
          <table:table-cell office:value-type="percentage" office:value="0.94321706291787533" table:style-name="ce33">
            <text:p>94,3%</text:p>
          </table:table-cell>
          <table:table-cell office:value-type="float" office:value="2040336" table:style-name="ce32">
            <text:p>2.040.336</text:p>
          </table:table-cell>
          <table:table-cell office:value-type="percentage" office:value="0.93931677799266988" table:style-name="ce33">
            <text:p>93,9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619" table:style-name="ce32">
            <text:p>1.662.619</text:p>
          </table:table-cell>
          <table:table-cell office:value-type="percentage" office:value="0.91549775836113123" table:style-name="ce33">
            <text:p>91,5%</text:p>
          </table:table-cell>
          <table:table-cell office:value-type="float" office:value="1640380" table:style-name="ce32">
            <text:p>1.640.380</text:p>
          </table:table-cell>
          <table:table-cell office:value-type="percentage" office:value="0.90325216592642843" table:style-name="ce33">
            <text:p>90,3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5766" table:style-name="ce32">
            <text:p>6.255.766</text:p>
          </table:table-cell>
          <table:table-cell office:value-type="percentage" office:value="0.92235095056126037" table:style-name="ce33">
            <text:p>92,2%</text:p>
          </table:table-cell>
          <table:table-cell office:value-type="float" office:value="6186903" table:style-name="ce32">
            <text:p>6.186.903</text:p>
          </table:table-cell>
          <table:table-cell office:value-type="percentage" office:value="0.91219778090809556" table:style-name="ce33">
            <text:p>91,2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7089" table:style-name="ce32">
            <text:p>4.197.089</text:p>
          </table:table-cell>
          <table:table-cell office:value-type="percentage" office:value="0.93434209864324025" table:style-name="ce33">
            <text:p>93,4%</text:p>
          </table:table-cell>
          <table:table-cell office:value-type="float" office:value="4219802" table:style-name="ce32">
            <text:p>4.219.802</text:p>
          </table:table-cell>
          <table:table-cell office:value-type="percentage" office:value="0.93939839172791961" table:style-name="ce33">
            <text:p>93,9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186" table:style-name="ce32">
            <text:p>910.186</text:p>
          </table:table-cell>
          <table:table-cell office:value-type="percentage" office:value="0.9582014759603743" table:style-name="ce33">
            <text:p>95,8%</text:p>
          </table:table-cell>
          <table:table-cell office:value-type="float" office:value="907523" table:style-name="ce32">
            <text:p>907.523</text:p>
          </table:table-cell>
          <table:table-cell office:value-type="percentage" office:value="0.95539799345187337" table:style-name="ce33">
            <text:p>95,5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189" table:style-name="ce32">
            <text:p>2.342.189</text:p>
          </table:table-cell>
          <table:table-cell office:value-type="percentage" office:value="0.95361070498390355" table:style-name="ce33">
            <text:p>95,4%</text:p>
          </table:table-cell>
          <table:table-cell office:value-type="float" office:value="2348496" table:style-name="ce32">
            <text:p>2.348.496</text:p>
          </table:table-cell>
          <table:table-cell office:value-type="percentage" office:value="0.95617856894207831" table:style-name="ce33">
            <text:p>95,6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401" table:style-name="ce32">
            <text:p>269.401</text:p>
          </table:table-cell>
          <table:table-cell office:value-type="percentage" office:value="0.9570909375122123" table:style-name="ce33">
            <text:p>95,7%</text:p>
          </table:table-cell>
          <table:table-cell office:value-type="float" office:value="274043" table:style-name="ce32">
            <text:p>274.043</text:p>
          </table:table-cell>
          <table:table-cell office:value-type="percentage" office:value="0.97358239868693575" table:style-name="ce33">
            <text:p>97,4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9666" table:style-name="ce32">
            <text:p>5.519.666</text:p>
          </table:table-cell>
          <table:table-cell office:value-type="percentage" office:value="0.9244265696272661" table:style-name="ce33">
            <text:p>92,4%</text:p>
          </table:table-cell>
          <table:table-cell office:value-type="float" office:value="5524718" table:style-name="ce32">
            <text:p>5.524.718</text:p>
          </table:table-cell>
          <table:table-cell office:value-type="percentage" office:value="0.92527267209610331" table:style-name="ce33">
            <text:p>92,5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155" table:style-name="ce32">
            <text:p>1.232.155</text:p>
          </table:table-cell>
          <table:table-cell office:value-type="percentage" office:value="0.93514109595071093" table:style-name="ce33">
            <text:p>93,5%</text:p>
          </table:table-cell>
          <table:table-cell office:value-type="float" office:value="1236843" table:style-name="ce32">
            <text:p>1.236.843</text:p>
          </table:table-cell>
          <table:table-cell office:value-type="percentage" office:value="0.93869904235990209" table:style-name="ce33">
            <text:p>93,9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117" table:style-name="ce32">
            <text:p>540.117</text:p>
          </table:table-cell>
          <table:table-cell office:value-type="percentage" office:value="0.93095691982060558" table:style-name="ce33">
            <text:p>93,1%</text:p>
          </table:table-cell>
          <table:table-cell office:value-type="float" office:value="540794" table:style-name="ce32">
            <text:p>540.794</text:p>
          </table:table-cell>
          <table:table-cell office:value-type="percentage" office:value="0.9321238111325223" table:style-name="ce33">
            <text:p>93,2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450" table:style-name="ce32">
            <text:p>1.865.450</text:p>
          </table:table-cell>
          <table:table-cell office:value-type="percentage" office:value="0.95407090540201189" table:style-name="ce33">
            <text:p>95,4%</text:p>
          </table:table-cell>
          <table:table-cell office:value-type="float" office:value="1853896" table:style-name="ce32">
            <text:p>1.853.896</text:p>
          </table:table-cell>
          <table:table-cell office:value-type="percentage" office:value="0.94816169569871522" table:style-name="ce33">
            <text:p>94,8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5185" table:style-name="ce32">
            <text:p>65.185</text:p>
          </table:table-cell>
          <table:table-cell office:value-type="percentage" office:value="0.91772374663869682" table:style-name="ce33">
            <text:p>91,8%</text:p>
          </table:table-cell>
          <table:table-cell office:value-type="float" office:value="63372" table:style-name="ce32">
            <text:p>63.372</text:p>
          </table:table-cell>
          <table:table-cell office:value-type="percentage" office:value="0.89219896098776552" table:style-name="ce33">
            <text:p>89,2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887" table:style-name="ce32">
            <text:p>62.887</text:p>
          </table:table-cell>
          <table:table-cell office:value-type="percentage" office:value="0.92120528520786338" table:style-name="ce33">
            <text:p>92,1%</text:p>
          </table:table-cell>
          <table:table-cell office:value-type="float" office:value="61289" table:style-name="ce32">
            <text:p>61.289</text:p>
          </table:table-cell>
          <table:table-cell office:value-type="percentage" office:value="0.89779685348489735" table:style-name="ce33">
            <text:p>89,8%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45" table:style-name="ce32">
            <text:p>95.145</text:p>
          </table:table-cell>
          <table:table-cell office:value-type="string" table:style-name="ce33">
            <text:p>-</text:p>
          </table:table-cell>
          <table:table-cell office:value-type="float" office:value="94841" table:style-name="ce32">
            <text:p>94.841</text:p>
          </table:table-cell>
          <table:table-cell office:value-type="string" table:style-name="ce33">
            <text:p>-</text:p>
          </table:table-cell>
          <table:table-cell office:value-type="date" office:date-value="2022-06-29T00:00:00" table:style-name="ce34">
            <text:p>29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8" table:style-name="ce32">
            <text:p>8.128</text:p>
          </table:table-cell>
          <table:table-cell office:value-type="string" table:style-name="ce33">
            <text:p>-</text:p>
          </table:table-cell>
          <table:table-cell office:value-type="float" office:value="8122" table:style-name="ce32">
            <text:p>8.122</text:p>
          </table:table-cell>
          <table:table-cell office:value-type="string" table:style-name="ce33">
            <text:p>-</text:p>
          </table:table-cell>
          <table:table-cell office:value-type="date" office:date-value="2022-06-27T00:00:00" table:style-name="ce34">
            <text:p>27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42986" table:style-name="ce35">
            <text:p>39.242.986</text:p>
          </table:table-cell>
          <table:table-cell office:value-type="percentage" office:value="0.93025851135401505" table:style-name="ce36">
            <text:p>93,0%</text:p>
          </table:table-cell>
          <table:table-cell office:value-type="float" office:value="39106675" table:style-name="ce35">
            <text:p>39.106.675</text:p>
          </table:table-cell>
          <table:table-cell office:value-type="percentage" office:value="0.92702724684368509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602" table:style-name="ce45">
            <text:p>435.602</text:p>
          </table:table-cell>
          <table:table-cell office:value-type="percentage" office:value="1" table:style-name="ce46">
            <text:p>100,0%</text:p>
          </table:table-cell>
          <table:table-cell office:value-type="float" office:value="656689" table:style-name="ce45">
            <text:p>656.689</text:p>
          </table:table-cell>
          <table:table-cell office:value-type="percentage" office:value="1" table:style-name="ce46">
            <text:p>100,0%</text:p>
          </table:table-cell>
          <table:table-cell office:value-type="float" office:value="937817" table:style-name="ce45">
            <text:p>937.817</text:p>
          </table:table-cell>
          <table:table-cell office:value-type="percentage" office:value="0.97869820262171148" table:style-name="ce46">
            <text:p>97,9%</text:p>
          </table:table-cell>
          <table:table-cell office:value-type="float" office:value="1230049" table:style-name="ce45">
            <text:p>1.230.049</text:p>
          </table:table-cell>
          <table:table-cell office:value-type="percentage" office:value="0.95531034311361296" table:style-name="ce46">
            <text:p>95,5%</text:p>
          </table:table-cell>
          <table:table-cell office:value-type="float" office:value="1278125" table:style-name="ce45">
            <text:p>1.278.125</text:p>
          </table:table-cell>
          <table:table-cell office:value-type="percentage" office:value="0.92327657447324929" table:style-name="ce46">
            <text:p>92,3%</text:p>
          </table:table-cell>
          <table:table-cell office:value-type="float" office:value="969502" table:style-name="ce45">
            <text:p>969.502</text:p>
          </table:table-cell>
          <table:table-cell office:value-type="percentage" office:value="0.87994713974657213" table:style-name="ce46">
            <text:p>88,0%</text:p>
          </table:table-cell>
          <table:table-cell office:value-type="float" office:value="813708" table:style-name="ce45">
            <text:p>813.708</text:p>
          </table:table-cell>
          <table:table-cell office:value-type="percentage" office:value="0.87862807090287132" table:style-name="ce46">
            <text:p>87,9%</text:p>
          </table:table-cell>
          <table:table-cell office:value-type="float" office:value="723481" table:style-name="ce45">
            <text:p>723.481</text:p>
          </table:table-cell>
          <table:table-cell office:value-type="percentage" office:value="0.93612569645181576" table:style-name="ce46">
            <text:p>93,6%</text:p>
          </table:table-cell>
          <table:table-cell office:value-type="float" office:value="7044973" table:style-name="ce45">
            <text:p>7.044.97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32822434188579" table:style-name="ce46">
            <text:p>93,8%</text:p>
          </table:table-cell>
          <table:table-cell office:value-type="percentage" office:value="0.82860423346051981" table:style-name="ce46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30" table:style-name="ce48">
            <text:p>101.730</text:p>
          </table:table-cell>
          <table:table-cell office:value-type="percentage" office:value="1" table:style-name="ce49">
            <text:p>100,0%</text:p>
          </table:table-cell>
          <table:table-cell office:value-type="float" office:value="119905" table:style-name="ce48">
            <text:p>119.905</text:p>
          </table:table-cell>
          <table:table-cell office:value-type="percentage" office:value="1" table:style-name="ce49">
            <text:p>100,0%</text:p>
          </table:table-cell>
          <table:table-cell office:value-type="float" office:value="156107" table:style-name="ce48">
            <text:p>156.107</text:p>
          </table:table-cell>
          <table:table-cell office:value-type="percentage" office:value="0.96774533506912153" table:style-name="ce49">
            <text:p>96,8%</text:p>
          </table:table-cell>
          <table:table-cell office:value-type="float" office:value="188661" table:style-name="ce48">
            <text:p>188.661</text:p>
          </table:table-cell>
          <table:table-cell office:value-type="percentage" office:value="0.93875205254515603" table:style-name="ce49">
            <text:p>93,9%</text:p>
          </table:table-cell>
          <table:table-cell office:value-type="float" office:value="192540" table:style-name="ce48">
            <text:p>192.540</text:p>
          </table:table-cell>
          <table:table-cell office:value-type="percentage" office:value="0.90124837926014689" table:style-name="ce49">
            <text:p>90,1%</text:p>
          </table:table-cell>
          <table:table-cell office:value-type="float" office:value="132230" table:style-name="ce48">
            <text:p>132.230</text:p>
          </table:table-cell>
          <table:table-cell office:value-type="percentage" office:value="0.83542880248676377" table:style-name="ce49">
            <text:p>83,5%</text:p>
          </table:table-cell>
          <table:table-cell office:value-type="float" office:value="111065" table:style-name="ce48">
            <text:p>111.065</text:p>
          </table:table-cell>
          <table:table-cell office:value-type="percentage" office:value="0.84913377880395724" table:style-name="ce49">
            <text:p>84,9%</text:p>
          </table:table-cell>
          <table:table-cell office:value-type="float" office:value="95656" table:style-name="ce48">
            <text:p>95.656</text:p>
          </table:table-cell>
          <table:table-cell office:value-type="percentage" office:value="0.89367228154750222" table:style-name="ce49">
            <text:p>89,4%</text:p>
          </table:table-cell>
          <table:table-cell office:value-type="float" office:value="1097894" table:style-name="ce48">
            <text:p>1.097.89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305920256127416" table:style-name="ce49">
            <text:p>92,3%</text:p>
          </table:table-cell>
          <table:table-cell office:value-type="percentage" office:value="0.82478159582851596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10" table:style-name="ce48">
            <text:p>89.310</text:p>
          </table:table-cell>
          <table:table-cell office:value-type="percentage" office:value="1" table:style-name="ce49">
            <text:p>100,0%</text:p>
          </table:table-cell>
          <table:table-cell office:value-type="float" office:value="114850" table:style-name="ce48">
            <text:p>114.850</text:p>
          </table:table-cell>
          <table:table-cell office:value-type="percentage" office:value="1" table:style-name="ce49">
            <text:p>100,0%</text:p>
          </table:table-cell>
          <table:table-cell office:value-type="float" office:value="149260" table:style-name="ce48">
            <text:p>149.260</text:p>
          </table:table-cell>
          <table:table-cell office:value-type="percentage" office:value="0.98203829199289427" table:style-name="ce49">
            <text:p>98,2%</text:p>
          </table:table-cell>
          <table:table-cell office:value-type="float" office:value="154537" table:style-name="ce48">
            <text:p>154.537</text:p>
          </table:table-cell>
          <table:table-cell office:value-type="percentage" office:value="0.9534436060536885" table:style-name="ce49">
            <text:p>95,3%</text:p>
          </table:table-cell>
          <table:table-cell office:value-type="float" office:value="152682" table:style-name="ce48">
            <text:p>152.682</text:p>
          </table:table-cell>
          <table:table-cell office:value-type="percentage" office:value="0.92021456123432976" table:style-name="ce49">
            <text:p>92,0%</text:p>
          </table:table-cell>
          <table:table-cell office:value-type="float" office:value="93250" table:style-name="ce48">
            <text:p>93.250</text:p>
          </table:table-cell>
          <table:table-cell office:value-type="percentage" office:value="0.85872678214585008" table:style-name="ce49">
            <text:p>85,9%</text:p>
          </table:table-cell>
          <table:table-cell office:value-type="float" office:value="69015" table:style-name="ce48">
            <text:p>69.015</text:p>
          </table:table-cell>
          <table:table-cell office:value-type="percentage" office:value="0.87093965321420463" table:style-name="ce49">
            <text:p>87,1%</text:p>
          </table:table-cell>
          <table:table-cell office:value-type="float" office:value="63150" table:style-name="ce48">
            <text:p>63.150</text:p>
          </table:table-cell>
          <table:table-cell office:value-type="percentage" office:value="0.96772710555351227" table:style-name="ce49">
            <text:p>96,8%</text:p>
          </table:table-cell>
          <table:table-cell office:value-type="float" office:value="886054" table:style-name="ce48">
            <text:p>886.05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28852368807682" table:style-name="ce49">
            <text:p>95,2%</text:p>
          </table:table-cell>
          <table:table-cell office:value-type="percentage" office:value="0.87477897380660663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7" table:style-name="ce48">
            <text:p>51.867</text:p>
          </table:table-cell>
          <table:table-cell office:value-type="percentage" office:value="0.96707251132698158" table:style-name="ce49">
            <text:p>96,7%</text:p>
          </table:table-cell>
          <table:table-cell office:value-type="float" office:value="79962" table:style-name="ce48">
            <text:p>79.962</text:p>
          </table:table-cell>
          <table:table-cell office:value-type="percentage" office:value="0.91663800811610152" table:style-name="ce49">
            <text:p>91,7%</text:p>
          </table:table-cell>
          <table:table-cell office:value-type="float" office:value="112244" table:style-name="ce48">
            <text:p>112.244</text:p>
          </table:table-cell>
          <table:table-cell office:value-type="percentage" office:value="0.88108451798764453" table:style-name="ce49">
            <text:p>88,1%</text:p>
          </table:table-cell>
          <table:table-cell office:value-type="float" office:value="153785" table:style-name="ce48">
            <text:p>153.785</text:p>
          </table:table-cell>
          <table:table-cell office:value-type="percentage" office:value="0.86635531919688125" table:style-name="ce49">
            <text:p>86,6%</text:p>
          </table:table-cell>
          <table:table-cell office:value-type="float" office:value="174039" table:style-name="ce48">
            <text:p>174.039</text:p>
          </table:table-cell>
          <table:table-cell office:value-type="percentage" office:value="0.80341884287448706" table:style-name="ce49">
            <text:p>80,3%</text:p>
          </table:table-cell>
          <table:table-cell office:value-type="float" office:value="135662" table:style-name="ce48">
            <text:p>135.662</text:p>
          </table:table-cell>
          <table:table-cell office:value-type="percentage" office:value="0.73710519595538093" table:style-name="ce49">
            <text:p>73,7%</text:p>
          </table:table-cell>
          <table:table-cell office:value-type="float" office:value="105083" table:style-name="ce48">
            <text:p>105.083</text:p>
          </table:table-cell>
          <table:table-cell office:value-type="percentage" office:value="0.76583851384344048" table:style-name="ce49">
            <text:p>76,6%</text:p>
          </table:table-cell>
          <table:table-cell office:value-type="float" office:value="84777" table:style-name="ce48">
            <text:p>84.777</text:p>
          </table:table-cell>
          <table:table-cell office:value-type="percentage" office:value="0.85172199003375659" table:style-name="ce49">
            <text:p>85,2%</text:p>
          </table:table-cell>
          <table:table-cell office:value-type="float" office:value="897419" table:style-name="ce48">
            <text:p>897.41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49868028327522" table:style-name="ce49">
            <text:p>82,8%</text:p>
          </table:table-cell>
          <table:table-cell office:value-type="percentage" office:value="0.73572503125576438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85" table:style-name="ce48">
            <text:p>94.885</text:p>
          </table:table-cell>
          <table:table-cell office:value-type="percentage" office:value="0.94542755226081587" table:style-name="ce49">
            <text:p>94,5%</text:p>
          </table:table-cell>
          <table:table-cell office:value-type="float" office:value="156266" table:style-name="ce48">
            <text:p>156.266</text:p>
          </table:table-cell>
          <table:table-cell office:value-type="percentage" office:value="0.9332322062037911" table:style-name="ce49">
            <text:p>93,3%</text:p>
          </table:table-cell>
          <table:table-cell office:value-type="float" office:value="229573" table:style-name="ce48">
            <text:p>229.573</text:p>
          </table:table-cell>
          <table:table-cell office:value-type="percentage" office:value="0.91261553139472484" table:style-name="ce49">
            <text:p>91,3%</text:p>
          </table:table-cell>
          <table:table-cell office:value-type="float" office:value="326174" table:style-name="ce48">
            <text:p>326.174</text:p>
          </table:table-cell>
          <table:table-cell office:value-type="percentage" office:value="0.88574788117757919" table:style-name="ce49">
            <text:p>88,6%</text:p>
          </table:table-cell>
          <table:table-cell office:value-type="float" office:value="325407" table:style-name="ce48">
            <text:p>325.407</text:p>
          </table:table-cell>
          <table:table-cell office:value-type="percentage" office:value="0.8256860481343804" table:style-name="ce49">
            <text:p>82,6%</text:p>
          </table:table-cell>
          <table:table-cell office:value-type="float" office:value="239994" table:style-name="ce48">
            <text:p>239.994</text:p>
          </table:table-cell>
          <table:table-cell office:value-type="percentage" office:value="0.76709220039506232" table:style-name="ce49">
            <text:p>76,7%</text:p>
          </table:table-cell>
          <table:table-cell office:value-type="float" office:value="201678" table:style-name="ce48">
            <text:p>201.678</text:p>
          </table:table-cell>
          <table:table-cell office:value-type="percentage" office:value="0.79191584436390483" table:style-name="ce49">
            <text:p>79,2%</text:p>
          </table:table-cell>
          <table:table-cell office:value-type="float" office:value="172951" table:style-name="ce48">
            <text:p>172.951</text:p>
          </table:table-cell>
          <table:table-cell office:value-type="percentage" office:value="0.93859929992130897" table:style-name="ce49">
            <text:p>93,9%</text:p>
          </table:table-cell>
          <table:table-cell office:value-type="float" office:value="1746928" table:style-name="ce48">
            <text:p>1.746.92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906901013172765" table:style-name="ce49">
            <text:p>85,9%</text:p>
          </table:table-cell>
          <table:table-cell office:value-type="percentage" office:value="0.77836042112504678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5" table:style-name="ce48">
            <text:p>42.595</text:p>
          </table:table-cell>
          <table:table-cell office:value-type="percentage" office:value="1" table:style-name="ce49">
            <text:p>100,0%</text:p>
          </table:table-cell>
          <table:table-cell office:value-type="float" office:value="56231" table:style-name="ce48">
            <text:p>56.231</text:p>
          </table:table-cell>
          <table:table-cell office:value-type="percentage" office:value="1" table:style-name="ce49">
            <text:p>100,0%</text:p>
          </table:table-cell>
          <table:table-cell office:value-type="float" office:value="77313" table:style-name="ce48">
            <text:p>77.313</text:p>
          </table:table-cell>
          <table:table-cell office:value-type="percentage" office:value="0.97547219803928986" table:style-name="ce49">
            <text:p>97,5%</text:p>
          </table:table-cell>
          <table:table-cell office:value-type="float" office:value="85244" table:style-name="ce48">
            <text:p>85.244</text:p>
          </table:table-cell>
          <table:table-cell office:value-type="percentage" office:value="0.93705617236451577" table:style-name="ce49">
            <text:p>93,7%</text:p>
          </table:table-cell>
          <table:table-cell office:value-type="float" office:value="89567" table:style-name="ce48">
            <text:p>89.567</text:p>
          </table:table-cell>
          <table:table-cell office:value-type="percentage" office:value="0.91971125213069638" table:style-name="ce49">
            <text:p>92,0%</text:p>
          </table:table-cell>
          <table:table-cell office:value-type="float" office:value="57014" table:style-name="ce48">
            <text:p>57.014</text:p>
          </table:table-cell>
          <table:table-cell office:value-type="percentage" office:value="0.84895321480687336" table:style-name="ce49">
            <text:p>84,9%</text:p>
          </table:table-cell>
          <table:table-cell office:value-type="float" office:value="43605" table:style-name="ce48">
            <text:p>43.605</text:p>
          </table:table-cell>
          <table:table-cell office:value-type="percentage" office:value="0.85713443280325519" table:style-name="ce49">
            <text:p>85,7%</text:p>
          </table:table-cell>
          <table:table-cell office:value-type="float" office:value="43358" table:style-name="ce48">
            <text:p>43.358</text:p>
          </table:table-cell>
          <table:table-cell office:value-type="percentage" office:value="0.95748956562065235" table:style-name="ce49">
            <text:p>95,7%</text:p>
          </table:table-cell>
          <table:table-cell office:value-type="float" office:value="494927" table:style-name="ce48">
            <text:p>494.92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902994334632361" table:style-name="ce49">
            <text:p>93,9%</text:p>
          </table:table-cell>
          <table:table-cell office:value-type="percentage" office:value="0.84797868603884141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64" table:style-name="ce48">
            <text:p>230.064</text:p>
          </table:table-cell>
          <table:table-cell office:value-type="percentage" office:value="1" table:style-name="ce49">
            <text:p>100,0%</text:p>
          </table:table-cell>
          <table:table-cell office:value-type="float" office:value="252367" table:style-name="ce48">
            <text:p>252.367</text:p>
          </table:table-cell>
          <table:table-cell office:value-type="percentage" office:value="1" table:style-name="ce49">
            <text:p>100,0%</text:p>
          </table:table-cell>
          <table:table-cell office:value-type="float" office:value="324714" table:style-name="ce48">
            <text:p>324.714</text:p>
          </table:table-cell>
          <table:table-cell office:value-type="percentage" office:value="0.99227179802165366" table:style-name="ce49">
            <text:p>99,2%</text:p>
          </table:table-cell>
          <table:table-cell office:value-type="float" office:value="358006" table:style-name="ce48">
            <text:p>358.006</text:p>
          </table:table-cell>
          <table:table-cell office:value-type="percentage" office:value="0.9391479080699785" table:style-name="ce49">
            <text:p>93,9%</text:p>
          </table:table-cell>
          <table:table-cell office:value-type="float" office:value="326427" table:style-name="ce48">
            <text:p>326.427</text:p>
          </table:table-cell>
          <table:table-cell office:value-type="percentage" office:value="0.90623316916619012" table:style-name="ce49">
            <text:p>90,6%</text:p>
          </table:table-cell>
          <table:table-cell office:value-type="float" office:value="219272" table:style-name="ce48">
            <text:p>219.272</text:p>
          </table:table-cell>
          <table:table-cell office:value-type="percentage" office:value="0.84693049879877325" table:style-name="ce49">
            <text:p>84,7%</text:p>
          </table:table-cell>
          <table:table-cell office:value-type="float" office:value="181473" table:style-name="ce48">
            <text:p>181.473</text:p>
          </table:table-cell>
          <table:table-cell office:value-type="percentage" office:value="0.85689799271882483" table:style-name="ce49">
            <text:p>85,7%</text:p>
          </table:table-cell>
          <table:table-cell office:value-type="float" office:value="156485" table:style-name="ce48">
            <text:p>156.485</text:p>
          </table:table-cell>
          <table:table-cell office:value-type="percentage" office:value="0.93036183545583184" table:style-name="ce49">
            <text:p>93,0%</text:p>
          </table:table-cell>
          <table:table-cell office:value-type="float" office:value="2048808" table:style-name="ce48">
            <text:p>2.048.80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21706291787533" table:style-name="ce49">
            <text:p>94,3%</text:p>
          </table:table-cell>
          <table:table-cell office:value-type="percentage" office:value="0.85844546055997339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30" table:style-name="ce48">
            <text:p>139.130</text:p>
          </table:table-cell>
          <table:table-cell office:value-type="percentage" office:value="1" table:style-name="ce49">
            <text:p>100,0%</text:p>
          </table:table-cell>
          <table:table-cell office:value-type="float" office:value="159605" table:style-name="ce48">
            <text:p>159.605</text:p>
          </table:table-cell>
          <table:table-cell office:value-type="percentage" office:value="1" table:style-name="ce49">
            <text:p>100,0%</text:p>
          </table:table-cell>
          <table:table-cell office:value-type="float" office:value="225700" table:style-name="ce48">
            <text:p>225.700</text:p>
          </table:table-cell>
          <table:table-cell office:value-type="percentage" office:value="0.98979072745452312" table:style-name="ce49">
            <text:p>99,0%</text:p>
          </table:table-cell>
          <table:table-cell office:value-type="float" office:value="290494" table:style-name="ce48">
            <text:p>290.494</text:p>
          </table:table-cell>
          <table:table-cell office:value-type="percentage" office:value="0.93284351347272221" table:style-name="ce49">
            <text:p>93,3%</text:p>
          </table:table-cell>
          <table:table-cell office:value-type="float" office:value="292627" table:style-name="ce48">
            <text:p>292.627</text:p>
          </table:table-cell>
          <table:table-cell office:value-type="percentage" office:value="0.88492232695558559" table:style-name="ce49">
            <text:p>88,5%</text:p>
          </table:table-cell>
          <table:table-cell office:value-type="float" office:value="213008" table:style-name="ce48">
            <text:p>213.008</text:p>
          </table:table-cell>
          <table:table-cell office:value-type="percentage" office:value="0.82640998483032069" table:style-name="ce49">
            <text:p>82,6%</text:p>
          </table:table-cell>
          <table:table-cell office:value-type="float" office:value="181444" table:style-name="ce48">
            <text:p>181.444</text:p>
          </table:table-cell>
          <table:table-cell office:value-type="percentage" office:value="0.82854168188792288" table:style-name="ce49">
            <text:p>82,9%</text:p>
          </table:table-cell>
          <table:table-cell office:value-type="float" office:value="160611" table:style-name="ce48">
            <text:p>160.611</text:p>
          </table:table-cell>
          <table:table-cell office:value-type="percentage" office:value="0.90324267782426781" table:style-name="ce49">
            <text:p>90,3%</text:p>
          </table:table-cell>
          <table:table-cell office:value-type="float" office:value="1662619" table:style-name="ce48">
            <text:p>1.662.619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49775836113123" table:style-name="ce49">
            <text:p>91,5%</text:p>
          </table:table-cell>
          <table:table-cell office:value-type="percentage" office:value="0.81156572894619694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327" table:style-name="ce48">
            <text:p>461.327</text:p>
          </table:table-cell>
          <table:table-cell office:value-type="percentage" office:value="1" table:style-name="ce49">
            <text:p>100,0%</text:p>
          </table:table-cell>
          <table:table-cell office:value-type="float" office:value="622314" table:style-name="ce48">
            <text:p>622.314</text:p>
          </table:table-cell>
          <table:table-cell office:value-type="percentage" office:value="0.97888746272037452" table:style-name="ce49">
            <text:p>97,9%</text:p>
          </table:table-cell>
          <table:table-cell office:value-type="float" office:value="810443" table:style-name="ce48">
            <text:p>810.443</text:p>
          </table:table-cell>
          <table:table-cell office:value-type="percentage" office:value="0.9506841184116066" table:style-name="ce49">
            <text:p>95,1%</text:p>
          </table:table-cell>
          <table:table-cell office:value-type="float" office:value="1045590" table:style-name="ce48">
            <text:p>1.045.590</text:p>
          </table:table-cell>
          <table:table-cell office:value-type="percentage" office:value="0.95278754074399419" table:style-name="ce49">
            <text:p>95,3%</text:p>
          </table:table-cell>
          <table:table-cell office:value-type="float" office:value="1167926" table:style-name="ce48">
            <text:p>1.167.926</text:p>
          </table:table-cell>
          <table:table-cell office:value-type="percentage" office:value="0.91563977327071888" table:style-name="ce49">
            <text:p>91,6%</text:p>
          </table:table-cell>
          <table:table-cell office:value-type="float" office:value="835452" table:style-name="ce48">
            <text:p>835.452</text:p>
          </table:table-cell>
          <table:table-cell office:value-type="percentage" office:value="0.86429526146563107" table:style-name="ce49">
            <text:p>86,4%</text:p>
          </table:table-cell>
          <table:table-cell office:value-type="float" office:value="702286" table:style-name="ce48">
            <text:p>702.286</text:p>
          </table:table-cell>
          <table:table-cell office:value-type="percentage" office:value="0.84709830178915846" table:style-name="ce49">
            <text:p>84,7%</text:p>
          </table:table-cell>
          <table:table-cell office:value-type="float" office:value="610428" table:style-name="ce48">
            <text:p>610.428</text:p>
          </table:table-cell>
          <table:table-cell office:value-type="percentage" office:value="0.90923688079325193" table:style-name="ce49">
            <text:p>90,9%</text:p>
          </table:table-cell>
          <table:table-cell office:value-type="float" office:value="6255766" table:style-name="ce48">
            <text:p>6.255.766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35095056126037" table:style-name="ce49">
            <text:p>92,2%</text:p>
          </table:table-cell>
          <table:table-cell office:value-type="percentage" office:value="0.81548164295976155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67" table:style-name="ce48">
            <text:p>299.167</text:p>
          </table:table-cell>
          <table:table-cell office:value-type="percentage" office:value="1" table:style-name="ce49">
            <text:p>100,0%</text:p>
          </table:table-cell>
          <table:table-cell office:value-type="float" office:value="437940" table:style-name="ce48">
            <text:p>437.940</text:p>
          </table:table-cell>
          <table:table-cell office:value-type="percentage" office:value="0.99582514734774064" table:style-name="ce49">
            <text:p>99,6%</text:p>
          </table:table-cell>
          <table:table-cell office:value-type="float" office:value="576946" table:style-name="ce48">
            <text:p>576.946</text:p>
          </table:table-cell>
          <table:table-cell office:value-type="percentage" office:value="0.9661821348427504" table:style-name="ce49">
            <text:p>96,6%</text:p>
          </table:table-cell>
          <table:table-cell office:value-type="float" office:value="724266" table:style-name="ce48">
            <text:p>724.266</text:p>
          </table:table-cell>
          <table:table-cell office:value-type="percentage" office:value="0.95011124287678272" table:style-name="ce49">
            <text:p>95,0%</text:p>
          </table:table-cell>
          <table:table-cell office:value-type="float" office:value="768566" table:style-name="ce48">
            <text:p>768.566</text:p>
          </table:table-cell>
          <table:table-cell office:value-type="percentage" office:value="0.91417268232223936" table:style-name="ce49">
            <text:p>91,4%</text:p>
          </table:table-cell>
          <table:table-cell office:value-type="float" office:value="531770" table:style-name="ce48">
            <text:p>531.770</text:p>
          </table:table-cell>
          <table:table-cell office:value-type="percentage" office:value="0.86618636599823107" table:style-name="ce49">
            <text:p>86,6%</text:p>
          </table:table-cell>
          <table:table-cell office:value-type="float" office:value="450034" table:style-name="ce48">
            <text:p>450.034</text:p>
          </table:table-cell>
          <table:table-cell office:value-type="percentage" office:value="0.87764761405144187" table:style-name="ce49">
            <text:p>87,8%</text:p>
          </table:table-cell>
          <table:table-cell office:value-type="float" office:value="408400" table:style-name="ce48">
            <text:p>408.400</text:p>
          </table:table-cell>
          <table:table-cell office:value-type="percentage" office:value="0.94369051387691816" table:style-name="ce49">
            <text:p>94,4%</text:p>
          </table:table-cell>
          <table:table-cell office:value-type="float" office:value="4197089" table:style-name="ce48">
            <text:p>4.197.08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34209864324025" table:style-name="ce49">
            <text:p>93,4%</text:p>
          </table:table-cell>
          <table:table-cell office:value-type="percentage" office:value="0.83159333828012227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7" table:style-name="ce48">
            <text:p>78.447</text:p>
          </table:table-cell>
          <table:table-cell office:value-type="percentage" office:value="1" table:style-name="ce49">
            <text:p>100,0%</text:p>
          </table:table-cell>
          <table:table-cell office:value-type="float" office:value="96173" table:style-name="ce48">
            <text:p>96.173</text:p>
          </table:table-cell>
          <table:table-cell office:value-type="percentage" office:value="1" table:style-name="ce49">
            <text:p>100,0%</text:p>
          </table:table-cell>
          <table:table-cell office:value-type="float" office:value="133501" table:style-name="ce48">
            <text:p>133.501</text:p>
          </table:table-cell>
          <table:table-cell office:value-type="percentage" office:value="1" table:style-name="ce49">
            <text:p>100,0%</text:p>
          </table:table-cell>
          <table:table-cell office:value-type="float" office:value="162394" table:style-name="ce48">
            <text:p>162.394</text:p>
          </table:table-cell>
          <table:table-cell office:value-type="percentage" office:value="0.96690145457360099" table:style-name="ce49">
            <text:p>96,7%</text:p>
          </table:table-cell>
          <table:table-cell office:value-type="float" office:value="147443" table:style-name="ce48">
            <text:p>147.443</text:p>
          </table:table-cell>
          <table:table-cell office:value-type="percentage" office:value="0.93593210440788133" table:style-name="ce49">
            <text:p>93,6%</text:p>
          </table:table-cell>
          <table:table-cell office:value-type="float" office:value="114962" table:style-name="ce48">
            <text:p>114.962</text:p>
          </table:table-cell>
          <table:table-cell office:value-type="percentage" office:value="0.88539917746183827" table:style-name="ce49">
            <text:p>88,5%</text:p>
          </table:table-cell>
          <table:table-cell office:value-type="float" office:value="95793" table:style-name="ce48">
            <text:p>95.793</text:p>
          </table:table-cell>
          <table:table-cell office:value-type="percentage" office:value="0.85144792277745185" table:style-name="ce49">
            <text:p>85,1%</text:p>
          </table:table-cell>
          <table:table-cell office:value-type="float" office:value="81473" table:style-name="ce48">
            <text:p>81.473</text:p>
          </table:table-cell>
          <table:table-cell office:value-type="percentage" office:value="0.95057695224538852" table:style-name="ce49">
            <text:p>95,1%</text:p>
          </table:table-cell>
          <table:table-cell office:value-type="float" office:value="910186" table:style-name="ce48">
            <text:p>910.18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2014759603743" table:style-name="ce49">
            <text:p>95,8%</text:p>
          </table:table-cell>
          <table:table-cell office:value-type="percentage" office:value="0.86029003808132143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20" table:style-name="ce48">
            <text:p>243.120</text:p>
          </table:table-cell>
          <table:table-cell office:value-type="percentage" office:value="1" table:style-name="ce49">
            <text:p>100,0%</text:p>
          </table:table-cell>
          <table:table-cell office:value-type="float" office:value="292416" table:style-name="ce48">
            <text:p>292.416</text:p>
          </table:table-cell>
          <table:table-cell office:value-type="percentage" office:value="1" table:style-name="ce49">
            <text:p>100,0%</text:p>
          </table:table-cell>
          <table:table-cell office:value-type="float" office:value="348339" table:style-name="ce48">
            <text:p>348.339</text:p>
          </table:table-cell>
          <table:table-cell office:value-type="percentage" office:value="0.98521633867509883" table:style-name="ce49">
            <text:p>98,5%</text:p>
          </table:table-cell>
          <table:table-cell office:value-type="float" office:value="393967" table:style-name="ce48">
            <text:p>393.967</text:p>
          </table:table-cell>
          <table:table-cell office:value-type="percentage" office:value="0.96277370478983382" table:style-name="ce49">
            <text:p>96,3%</text:p>
          </table:table-cell>
          <table:table-cell office:value-type="float" office:value="412761" table:style-name="ce48">
            <text:p>412.761</text:p>
          </table:table-cell>
          <table:table-cell office:value-type="percentage" office:value="0.93208336250132673" table:style-name="ce49">
            <text:p>93,2%</text:p>
          </table:table-cell>
          <table:table-cell office:value-type="float" office:value="269255" table:style-name="ce48">
            <text:p>269.255</text:p>
          </table:table-cell>
          <table:table-cell office:value-type="percentage" office:value="0.87251051529821966" table:style-name="ce49">
            <text:p>87,3%</text:p>
          </table:table-cell>
          <table:table-cell office:value-type="float" office:value="205058" table:style-name="ce48">
            <text:p>205.058</text:p>
          </table:table-cell>
          <table:table-cell office:value-type="percentage" office:value="0.89015549439577712" table:style-name="ce49">
            <text:p>89,0%</text:p>
          </table:table-cell>
          <table:table-cell office:value-type="float" office:value="177273" table:style-name="ce48">
            <text:p>177.273</text:p>
          </table:table-cell>
          <table:table-cell office:value-type="percentage" office:value="0.96688738109782701" table:style-name="ce49">
            <text:p>96,7%</text:p>
          </table:table-cell>
          <table:table-cell office:value-type="float" office:value="2342189" table:style-name="ce48">
            <text:p>2.342.18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61070498390355" table:style-name="ce49">
            <text:p>95,4%</text:p>
          </table:table-cell>
          <table:table-cell office:value-type="percentage" office:value="0.86848227356393104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90" table:style-name="ce48">
            <text:p>23.490</text:p>
          </table:table-cell>
          <table:table-cell office:value-type="percentage" office:value="1" table:style-name="ce49">
            <text:p>100,0%</text:p>
          </table:table-cell>
          <table:table-cell office:value-type="float" office:value="28791" table:style-name="ce48">
            <text:p>28.791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81" table:style-name="ce48">
            <text:p>45.981</text:p>
          </table:table-cell>
          <table:table-cell office:value-type="percentage" office:value="0.96802105263157889" table:style-name="ce49">
            <text:p>96,8%</text:p>
          </table:table-cell>
          <table:table-cell office:value-type="float" office:value="48553" table:style-name="ce48">
            <text:p>48.553</text:p>
          </table:table-cell>
          <table:table-cell office:value-type="percentage" office:value="0.93869383651689742" table:style-name="ce49">
            <text:p>93,9%</text:p>
          </table:table-cell>
          <table:table-cell office:value-type="float" office:value="32613" table:style-name="ce48">
            <text:p>32.613</text:p>
          </table:table-cell>
          <table:table-cell office:value-type="percentage" office:value="0.8805756561183713" table:style-name="ce49">
            <text:p>88,1%</text:p>
          </table:table-cell>
          <table:table-cell office:value-type="float" office:value="25888" table:style-name="ce48">
            <text:p>25.888</text:p>
          </table:table-cell>
          <table:table-cell office:value-type="percentage" office:value="0.85818471126433737" table:style-name="ce49">
            <text:p>85,8%</text:p>
          </table:table-cell>
          <table:table-cell office:value-type="float" office:value="25542" table:style-name="ce48">
            <text:p>25.542</text:p>
          </table:table-cell>
          <table:table-cell office:value-type="percentage" office:value="0.98295170290552236" table:style-name="ce49">
            <text:p>98,3%</text:p>
          </table:table-cell>
          <table:table-cell office:value-type="float" office:value="269401" table:style-name="ce48">
            <text:p>269.40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70909375122123" table:style-name="ce49">
            <text:p>95,7%</text:p>
          </table:table-cell>
          <table:table-cell office:value-type="percentage" office:value="0.85206024492687615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022" table:style-name="ce48">
            <text:p>375.022</text:p>
          </table:table-cell>
          <table:table-cell office:value-type="percentage" office:value="1" table:style-name="ce49">
            <text:p>100,0%</text:p>
          </table:table-cell>
          <table:table-cell office:value-type="float" office:value="512880" table:style-name="ce48">
            <text:p>512.880</text:p>
          </table:table-cell>
          <table:table-cell office:value-type="percentage" office:value="0.97311450526515508" table:style-name="ce49">
            <text:p>97,3%</text:p>
          </table:table-cell>
          <table:table-cell office:value-type="float" office:value="694602" table:style-name="ce48">
            <text:p>694.602</text:p>
          </table:table-cell>
          <table:table-cell office:value-type="percentage" office:value="0.96411171782393978" table:style-name="ce49">
            <text:p>96,4%</text:p>
          </table:table-cell>
          <table:table-cell office:value-type="float" office:value="951271" table:style-name="ce48">
            <text:p>951.271</text:p>
          </table:table-cell>
          <table:table-cell office:value-type="percentage" office:value="0.96111376607840904" table:style-name="ce49">
            <text:p>96,1%</text:p>
          </table:table-cell>
          <table:table-cell office:value-type="float" office:value="1054748" table:style-name="ce48">
            <text:p>1.054.748</text:p>
          </table:table-cell>
          <table:table-cell office:value-type="percentage" office:value="0.91238571909279409" table:style-name="ce49">
            <text:p>91,2%</text:p>
          </table:table-cell>
          <table:table-cell office:value-type="float" office:value="782977" table:style-name="ce48">
            <text:p>782.977</text:p>
          </table:table-cell>
          <table:table-cell office:value-type="percentage" office:value="0.86915936610556321" table:style-name="ce49">
            <text:p>86,9%</text:p>
          </table:table-cell>
          <table:table-cell office:value-type="float" office:value="640212" table:style-name="ce48">
            <text:p>640.212</text:p>
          </table:table-cell>
          <table:table-cell office:value-type="percentage" office:value="0.87037714276391909" table:style-name="ce49">
            <text:p>87,0%</text:p>
          </table:table-cell>
          <table:table-cell office:value-type="float" office:value="507954" table:style-name="ce48">
            <text:p>507.954</text:p>
          </table:table-cell>
          <table:table-cell office:value-type="percentage" office:value="0.88999194028804707" table:style-name="ce49">
            <text:p>89,0%</text:p>
          </table:table-cell>
          <table:table-cell office:value-type="float" office:value="5519666" table:style-name="ce48">
            <text:p>5.519.666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4265696272661" table:style-name="ce49">
            <text:p>92,4%</text:p>
          </table:table-cell>
          <table:table-cell office:value-type="percentage" office:value="0.81702287269598928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93" table:style-name="ce48">
            <text:p>72.893</text:p>
          </table:table-cell>
          <table:table-cell office:value-type="percentage" office:value="1" table:style-name="ce49">
            <text:p>100,0%</text:p>
          </table:table-cell>
          <table:table-cell office:value-type="float" office:value="103900" table:style-name="ce48">
            <text:p>103.900</text:p>
          </table:table-cell>
          <table:table-cell office:value-type="percentage" office:value="0.99978830276553565" table:style-name="ce49">
            <text:p>100,0%</text:p>
          </table:table-cell>
          <table:table-cell office:value-type="float" office:value="149918" table:style-name="ce48">
            <text:p>149.918</text:p>
          </table:table-cell>
          <table:table-cell office:value-type="percentage" office:value="0.97640369673246885" table:style-name="ce49">
            <text:p>97,6%</text:p>
          </table:table-cell>
          <table:table-cell office:value-type="float" office:value="210115" table:style-name="ce48">
            <text:p>210.115</text:p>
          </table:table-cell>
          <table:table-cell office:value-type="percentage" office:value="0.96337510258914372" table:style-name="ce49">
            <text:p>96,3%</text:p>
          </table:table-cell>
          <table:table-cell office:value-type="float" office:value="237079" table:style-name="ce48">
            <text:p>237.079</text:p>
          </table:table-cell>
          <table:table-cell office:value-type="percentage" office:value="0.93904574045027489" table:style-name="ce49">
            <text:p>93,9%</text:p>
          </table:table-cell>
          <table:table-cell office:value-type="float" office:value="175180" table:style-name="ce48">
            <text:p>175.180</text:p>
          </table:table-cell>
          <table:table-cell office:value-type="percentage" office:value="0.87997428092066265" table:style-name="ce49">
            <text:p>88,0%</text:p>
          </table:table-cell>
          <table:table-cell office:value-type="float" office:value="150540" table:style-name="ce48">
            <text:p>150.540</text:p>
          </table:table-cell>
          <table:table-cell office:value-type="percentage" office:value="0.86547582773271092" table:style-name="ce49">
            <text:p>86,5%</text:p>
          </table:table-cell>
          <table:table-cell office:value-type="float" office:value="132530" table:style-name="ce48">
            <text:p>132.530</text:p>
          </table:table-cell>
          <table:table-cell office:value-type="percentage" office:value="0.916426951374675" table:style-name="ce49">
            <text:p>91,6%</text:p>
          </table:table-cell>
          <table:table-cell office:value-type="float" office:value="1232155" table:style-name="ce48">
            <text:p>1.232.155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14109595071093" table:style-name="ce49">
            <text:p>93,5%</text:p>
          </table:table-cell>
          <table:table-cell office:value-type="percentage" office:value="0.81433781250908743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9" table:style-name="ce48">
            <text:p>42.58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4" table:style-name="ce48">
            <text:p>56.014</text:p>
          </table:table-cell>
          <table:table-cell office:value-type="percentage" office:value="0.98894774011299436" table:style-name="ce49">
            <text:p>98,9%</text:p>
          </table:table-cell>
          <table:table-cell office:value-type="float" office:value="72654" table:style-name="ce48">
            <text:p>72.654</text:p>
          </table:table-cell>
          <table:table-cell office:value-type="percentage" office:value="0.96014272499008857" table:style-name="ce49">
            <text:p>96,0%</text:p>
          </table:table-cell>
          <table:table-cell office:value-type="float" office:value="92578" table:style-name="ce48">
            <text:p>92.578</text:p>
          </table:table-cell>
          <table:table-cell office:value-type="percentage" office:value="0.94759360478208354" table:style-name="ce49">
            <text:p>94,8%</text:p>
          </table:table-cell>
          <table:table-cell office:value-type="float" office:value="96663" table:style-name="ce48">
            <text:p>96.663</text:p>
          </table:table-cell>
          <table:table-cell office:value-type="percentage" office:value="0.91430436139723614" table:style-name="ce49">
            <text:p>91,4%</text:p>
          </table:table-cell>
          <table:table-cell office:value-type="float" office:value="66139" table:style-name="ce48">
            <text:p>66.139</text:p>
          </table:table-cell>
          <table:table-cell office:value-type="percentage" office:value="0.86198178003101822" table:style-name="ce49">
            <text:p>86,2%</text:p>
          </table:table-cell>
          <table:table-cell office:value-type="float" office:value="60146" table:style-name="ce48">
            <text:p>60.146</text:p>
          </table:table-cell>
          <table:table-cell office:value-type="percentage" office:value="0.87418970378768057" table:style-name="ce49">
            <text:p>87,4%</text:p>
          </table:table-cell>
          <table:table-cell office:value-type="float" office:value="53334" table:style-name="ce48">
            <text:p>53.334</text:p>
          </table:table-cell>
          <table:table-cell office:value-type="percentage" office:value="0.92720919316423567" table:style-name="ce49">
            <text:p>92,7%</text:p>
          </table:table-cell>
          <table:table-cell office:value-type="float" office:value="540117" table:style-name="ce48">
            <text:p>540.11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95691982060558" table:style-name="ce49">
            <text:p>93,1%</text:p>
          </table:table-cell>
          <table:table-cell office:value-type="percentage" office:value="0.82127836217828831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95" table:style-name="ce48">
            <text:p>165.095</text:p>
          </table:table-cell>
          <table:table-cell office:value-type="percentage" office:value="1" table:style-name="ce49">
            <text:p>100,0%</text:p>
          </table:table-cell>
          <table:table-cell office:value-type="float" office:value="214630" table:style-name="ce48">
            <text:p>214.630</text:p>
          </table:table-cell>
          <table:table-cell office:value-type="percentage" office:value="0.99197655823927977" table:style-name="ce49">
            <text:p>99,2%</text:p>
          </table:table-cell>
          <table:table-cell office:value-type="float" office:value="280591" table:style-name="ce48">
            <text:p>280.591</text:p>
          </table:table-cell>
          <table:table-cell office:value-type="percentage" office:value="0.98742974982668397" table:style-name="ce49">
            <text:p>98,7%</text:p>
          </table:table-cell>
          <table:table-cell office:value-type="float" office:value="327597" table:style-name="ce48">
            <text:p>327.597</text:p>
          </table:table-cell>
          <table:table-cell office:value-type="percentage" office:value="0.9707526958191468" table:style-name="ce49">
            <text:p>97,1%</text:p>
          </table:table-cell>
          <table:table-cell office:value-type="float" office:value="327133" table:style-name="ce48">
            <text:p>327.133</text:p>
          </table:table-cell>
          <table:table-cell office:value-type="percentage" office:value="0.93986450767674912" table:style-name="ce49">
            <text:p>94,0%</text:p>
          </table:table-cell>
          <table:table-cell office:value-type="float" office:value="212971" table:style-name="ce48">
            <text:p>212.971</text:p>
          </table:table-cell>
          <table:table-cell office:value-type="percentage" office:value="0.89621057504155532" table:style-name="ce49">
            <text:p>89,6%</text:p>
          </table:table-cell>
          <table:table-cell office:value-type="float" office:value="176454" table:style-name="ce48">
            <text:p>176.454</text:p>
          </table:table-cell>
          <table:table-cell office:value-type="percentage" office:value="0.88574655522927492" table:style-name="ce49">
            <text:p>88,6%</text:p>
          </table:table-cell>
          <table:table-cell office:value-type="float" office:value="160979" table:style-name="ce48">
            <text:p>160.979</text:p>
          </table:table-cell>
          <table:table-cell office:value-type="percentage" office:value="0.93149979458039434" table:style-name="ce49">
            <text:p>93,1%</text:p>
          </table:table-cell>
          <table:table-cell office:value-type="float" office:value="1865450" table:style-name="ce48">
            <text:p>1.865.45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407090540201189" table:style-name="ce49">
            <text:p>95,4%</text:p>
          </table:table-cell>
          <table:table-cell office:value-type="percentage" office:value="0.85339822170008983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6" table:style-name="ce48">
            <text:p>3.936</text:p>
          </table:table-cell>
          <table:table-cell office:value-type="percentage" office:value="0.89373297002724794" table:style-name="ce49">
            <text:p>89,4%</text:p>
          </table:table-cell>
          <table:table-cell office:value-type="float" office:value="7727" table:style-name="ce48">
            <text:p>7.727</text:p>
          </table:table-cell>
          <table:table-cell office:value-type="percentage" office:value="0.92772241565614122" table:style-name="ce49">
            <text:p>92,8%</text:p>
          </table:table-cell>
          <table:table-cell office:value-type="float" office:value="10703" table:style-name="ce48">
            <text:p>10.703</text:p>
          </table:table-cell>
          <table:table-cell office:value-type="percentage" office:value="0.92610539067231978" table:style-name="ce49">
            <text:p>92,6%</text:p>
          </table:table-cell>
          <table:table-cell office:value-type="float" office:value="11343" table:style-name="ce48">
            <text:p>11.343</text:p>
          </table:table-cell>
          <table:table-cell office:value-type="percentage" office:value="0.91794124787569797" table:style-name="ce49">
            <text:p>91,8%</text:p>
          </table:table-cell>
          <table:table-cell office:value-type="float" office:value="9649" table:style-name="ce48">
            <text:p>9.649</text:p>
          </table:table-cell>
          <table:table-cell office:value-type="percentage" office:value="0.84647776120712348" table:style-name="ce49">
            <text:p>84,6%</text:p>
          </table:table-cell>
          <table:table-cell office:value-type="float" office:value="9847" table:style-name="ce48">
            <text:p>9.847</text:p>
          </table:table-cell>
          <table:table-cell office:value-type="percentage" office:value="0.90630464795213994" table:style-name="ce49">
            <text:p>90,6%</text:p>
          </table:table-cell>
          <table:table-cell office:value-type="float" office:value="9571" table:style-name="ce48">
            <text:p>9.571</text:p>
          </table:table-cell>
          <table:table-cell office:value-type="percentage" office:value="1.0312466329059369" table:style-name="ce49">
            <text:p>103,1%</text:p>
          </table:table-cell>
          <table:table-cell office:value-type="float" office:value="65185" table:style-name="ce48">
            <text:p>65.18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772374663869682" table:style-name="ce49">
            <text:p>91,8%</text:p>
          </table:table-cell>
          <table:table-cell office:value-type="percentage" office:value="0.78049977848821195" table:style-name="ce49">
            <text:p>78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1" table:style-name="ce48">
            <text:p>2.101</text:p>
          </table:table-cell>
          <table:table-cell office:value-type="percentage" office:value="0.83671843886897646" table:style-name="ce49">
            <text:p>83,7%</text:p>
          </table:table-cell>
          <table:table-cell office:value-type="float" office:value="3431" table:style-name="ce48">
            <text:p>3.431</text:p>
          </table:table-cell>
          <table:table-cell office:value-type="percentage" office:value="0.90218248750986063" table:style-name="ce49">
            <text:p>90,2%</text:p>
          </table:table-cell>
          <table:table-cell office:value-type="float" office:value="7520" table:style-name="ce48">
            <text:p>7.520</text:p>
          </table:table-cell>
          <table:table-cell office:value-type="percentage" office:value="0.93941286695815118" table:style-name="ce49">
            <text:p>93,9%</text:p>
          </table:table-cell>
          <table:table-cell office:value-type="float" office:value="10173" table:style-name="ce48">
            <text:p>10.173</text:p>
          </table:table-cell>
          <table:table-cell office:value-type="percentage" office:value="0.94185723544116284" table:style-name="ce49">
            <text:p>94,2%</text:p>
          </table:table-cell>
          <table:table-cell office:value-type="float" office:value="10710" table:style-name="ce48">
            <text:p>10.710</text:p>
          </table:table-cell>
          <table:table-cell office:value-type="percentage" office:value="0.98049986267508926" table:style-name="ce49">
            <text:p>98,0%</text:p>
          </table:table-cell>
          <table:table-cell office:value-type="float" office:value="9411" table:style-name="ce48">
            <text:p>9.411</text:p>
          </table:table-cell>
          <table:table-cell office:value-type="percentage" office:value="0.85929510591672753" table:style-name="ce49">
            <text:p>85,9%</text:p>
          </table:table-cell>
          <table:table-cell office:value-type="float" office:value="10337" table:style-name="ce48">
            <text:p>10.337</text:p>
          </table:table-cell>
          <table:table-cell office:value-type="percentage" office:value="0.88418441536224446" table:style-name="ce49">
            <text:p>88,4%</text:p>
          </table:table-cell>
          <table:table-cell office:value-type="float" office:value="9204" table:style-name="ce48">
            <text:p>9.204</text:p>
          </table:table-cell>
          <table:table-cell office:value-type="percentage" office:value="0.96075156576200416" table:style-name="ce49">
            <text:p>96,1%</text:p>
          </table:table-cell>
          <table:table-cell office:value-type="float" office:value="62887" table:style-name="ce48">
            <text:p>62.887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2120528520786338" table:style-name="ce49">
            <text:p>92,1%</text:p>
          </table:table-cell>
          <table:table-cell office:value-type="percentage" office:value="0.74845873699745302" table:style-name="ce49">
            <text:p>7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7" table:style-name="ce48">
            <text:p>3.697</text:p>
          </table:table-cell>
          <table:table-cell office:value-type="string" table:style-name="ce49">
            <text:p>-</text:p>
          </table:table-cell>
          <table:table-cell office:value-type="float" office:value="9662" table:style-name="ce48">
            <text:p>9.662</text:p>
          </table:table-cell>
          <table:table-cell office:value-type="string" table:style-name="ce49">
            <text:p>-</text:p>
          </table:table-cell>
          <table:table-cell office:value-type="float" office:value="22695" table:style-name="ce48">
            <text:p>22.695</text:p>
          </table:table-cell>
          <table:table-cell office:value-type="string" table:style-name="ce49">
            <text:p>-</text:p>
          </table:table-cell>
          <table:table-cell office:value-type="float" office:value="32680" table:style-name="ce48">
            <text:p>32.680</text:p>
          </table:table-cell>
          <table:table-cell office:value-type="string" table:style-name="ce49">
            <text:p>-</text:p>
          </table:table-cell>
          <table:table-cell office:value-type="float" office:value="25125" table:style-name="ce48">
            <text:p>25.125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45" table:style-name="ce48">
            <text:p>95.14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5" table:style-name="ce51">
            <text:p>925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31" table:style-name="ce51">
            <text:p>2.431</text:p>
          </table:table-cell>
          <table:table-cell office:value-type="string" table:style-name="ce52">
            <text:p>-</text:p>
          </table:table-cell>
          <table:table-cell office:value-type="float" office:value="2125" table:style-name="ce51">
            <text:p>2.125</text:p>
          </table:table-cell>
          <table:table-cell office:value-type="string" table:style-name="ce52">
            <text:p>-</text:p>
          </table:table-cell>
          <table:table-cell office:value-type="float" office:value="271" table:style-name="ce51">
            <text:p>271</text:p>
          </table:table-cell>
          <table:table-cell office:value-type="string" table:style-name="ce52">
            <text:p>-</text:p>
          </table:table-cell>
          <table:table-cell office:value-type="float" office:value="8128" table:style-name="ce51">
            <text:p>8.12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906" table:style-name="ce55">
            <text:p>2.950.906</text:p>
          </table:table-cell>
          <table:table-cell office:value-type="percentage" office:value="1" table:style-name="ce56">
            <text:p>100,0%</text:p>
          </table:table-cell>
          <table:table-cell office:value-type="float" office:value="3968372" table:style-name="ce55">
            <text:p>3.968.372</text:p>
          </table:table-cell>
          <table:table-cell office:value-type="percentage" office:value="0.9928801057037967" table:style-name="ce56">
            <text:p>99,3%</text:p>
          </table:table-cell>
          <table:table-cell office:value-type="float" office:value="5337529" table:style-name="ce55">
            <text:p>5.337.529</text:p>
          </table:table-cell>
          <table:table-cell office:value-type="percentage" office:value="0.9691101120984229" table:style-name="ce56">
            <text:p>96,9%</text:p>
          </table:table-cell>
          <table:table-cell office:value-type="float" office:value="6772172" table:style-name="ce55">
            <text:p>6.772.172</text:p>
          </table:table-cell>
          <table:table-cell office:value-type="percentage" office:value="0.94985184538959067" table:style-name="ce56">
            <text:p>95,0%</text:p>
          </table:table-cell>
          <table:table-cell office:value-type="float" office:value="7139005" table:style-name="ce55">
            <text:p>7.139.005</text:p>
          </table:table-cell>
          <table:table-cell office:value-type="percentage" office:value="0.91328903050964028" table:style-name="ce56">
            <text:p>91,3%</text:p>
          </table:table-cell>
          <table:table-cell office:value-type="float" office:value="5135422" table:style-name="ce55">
            <text:p>5.135.422</text:p>
          </table:table-cell>
          <table:table-cell office:value-type="percentage" office:value="0.86425525326404151" table:style-name="ce56">
            <text:p>86,4%</text:p>
          </table:table-cell>
          <table:table-cell office:value-type="float" office:value="4260916" table:style-name="ce55">
            <text:p>4.260.916</text:p>
          </table:table-cell>
          <table:table-cell office:value-type="percentage" office:value="0.86523000321853227" table:style-name="ce56">
            <text:p>86,5%</text:p>
          </table:table-cell>
          <table:table-cell office:value-type="float" office:value="3678664" table:style-name="ce55">
            <text:p>3.678.664</text:p>
          </table:table-cell>
          <table:table-cell office:value-type="percentage" office:value="0.92336824497824022" table:style-name="ce56">
            <text:p>92,3%</text:p>
          </table:table-cell>
          <table:table-cell office:value-type="float" office:value="39242986" table:style-name="ce55">
            <text:p>39.242.98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25851135401505" table:style-name="ce56">
            <text:p>93,0%</text:p>
          </table:table-cell>
          <table:table-cell office:value-type="percentage" office:value="0.82793385649398754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45" table:style-name="ce45">
            <text:p>430.845</text:p>
          </table:table-cell>
          <table:table-cell office:value-type="percentage" office:value="1" table:style-name="ce46">
            <text:p>100,0%</text:p>
          </table:table-cell>
          <table:table-cell office:value-type="float" office:value="653082" table:style-name="ce45">
            <text:p>653.082</text:p>
          </table:table-cell>
          <table:table-cell office:value-type="percentage" office:value="0.99810338319148184" table:style-name="ce46">
            <text:p>99,8%</text:p>
          </table:table-cell>
          <table:table-cell office:value-type="float" office:value="934475" table:style-name="ce45">
            <text:p>934.475</text:p>
          </table:table-cell>
          <table:table-cell office:value-type="percentage" office:value="0.97521051857123919" table:style-name="ce46">
            <text:p>97,5%</text:p>
          </table:table-cell>
          <table:table-cell office:value-type="float" office:value="1224157" table:style-name="ce45">
            <text:p>1.224.157</text:p>
          </table:table-cell>
          <table:table-cell office:value-type="percentage" office:value="0.95073435586300303" table:style-name="ce46">
            <text:p>95,1%</text:p>
          </table:table-cell>
          <table:table-cell office:value-type="float" office:value="1270705" table:style-name="ce45">
            <text:p>1.270.705</text:p>
          </table:table-cell>
          <table:table-cell office:value-type="percentage" office:value="0.91791660406144171" table:style-name="ce46">
            <text:p>91,8%</text:p>
          </table:table-cell>
          <table:table-cell office:value-type="float" office:value="955639" table:style-name="ce45">
            <text:p>955.639</text:p>
          </table:table-cell>
          <table:table-cell office:value-type="percentage" office:value="0.86736469309013742" table:style-name="ce46">
            <text:p>86,7%</text:p>
          </table:table-cell>
          <table:table-cell office:value-type="float" office:value="796300" table:style-name="ce45">
            <text:p>796.300</text:p>
          </table:table-cell>
          <table:table-cell office:value-type="percentage" office:value="0.85983120832037596" table:style-name="ce46">
            <text:p>86,0%</text:p>
          </table:table-cell>
          <table:table-cell office:value-type="float" office:value="759179" table:style-name="ce45">
            <text:p>759.179</text:p>
          </table:table-cell>
          <table:table-cell office:value-type="percentage" office:value="0.98231601121051282" table:style-name="ce46">
            <text:p>98,2%</text:p>
          </table:table-cell>
          <table:table-cell office:value-type="float" office:value="7024382" table:style-name="ce45">
            <text:p>7.024.38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558568487900584" table:style-name="ce46">
            <text:p>93,6%</text:p>
          </table:table-cell>
          <table:table-cell office:value-type="percentage" office:value="0.82618239454485809" table:style-name="ce46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7" table:style-name="ce48">
            <text:p>100.52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70" table:style-name="ce48">
            <text:p>119.270</text:p>
          </table:table-cell>
          <table:table-cell office:value-type="percentage" office:value="0.99703239289446188" table:style-name="ce49">
            <text:p>99,7%</text:p>
          </table:table-cell>
          <table:table-cell office:value-type="float" office:value="155560" table:style-name="ce48">
            <text:p>155.560</text:p>
          </table:table-cell>
          <table:table-cell office:value-type="percentage" office:value="0.96435434876945014" table:style-name="ce49">
            <text:p>96,4%</text:p>
          </table:table-cell>
          <table:table-cell office:value-type="float" office:value="188491" table:style-name="ce48">
            <text:p>188.491</text:p>
          </table:table-cell>
          <table:table-cell office:value-type="percentage" office:value="0.9379061551475345" table:style-name="ce49">
            <text:p>93,8%</text:p>
          </table:table-cell>
          <table:table-cell office:value-type="float" office:value="191203" table:style-name="ce48">
            <text:p>191.203</text:p>
          </table:table-cell>
          <table:table-cell office:value-type="percentage" office:value="0.89499010002948931" table:style-name="ce49">
            <text:p>89,5%</text:p>
          </table:table-cell>
          <table:table-cell office:value-type="float" office:value="130178" table:style-name="ce48">
            <text:p>130.178</text:p>
          </table:table-cell>
          <table:table-cell office:value-type="percentage" office:value="0.82246427172443426" table:style-name="ce49">
            <text:p>82,2%</text:p>
          </table:table-cell>
          <table:table-cell office:value-type="float" office:value="108517" table:style-name="ce48">
            <text:p>108.517</text:p>
          </table:table-cell>
          <table:table-cell office:value-type="percentage" office:value="0.8296533586140461" table:style-name="ce49">
            <text:p>83,0%</text:p>
          </table:table-cell>
          <table:table-cell office:value-type="float" office:value="97986" table:style-name="ce48">
            <text:p>97.986</text:p>
          </table:table-cell>
          <table:table-cell office:value-type="percentage" office:value="0.91544045516970762" table:style-name="ce49">
            <text:p>91,5%</text:p>
          </table:table-cell>
          <table:table-cell office:value-type="float" office:value="1091732" table:style-name="ce48">
            <text:p>1.091.73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87847399714817" table:style-name="ce49">
            <text:p>91,8%</text:p>
          </table:table-cell>
          <table:table-cell office:value-type="percentage" office:value="0.82015245659149005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29" table:style-name="ce48">
            <text:p>88.629</text:p>
          </table:table-cell>
          <table:table-cell office:value-type="percentage" office:value="1" table:style-name="ce49">
            <text:p>100,0%</text:p>
          </table:table-cell>
          <table:table-cell office:value-type="float" office:value="114681" table:style-name="ce48">
            <text:p>114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49545" table:style-name="ce48">
            <text:p>149.545</text:p>
          </table:table-cell>
          <table:table-cell office:value-type="percentage" office:value="0.98391341535627341" table:style-name="ce49">
            <text:p>98,4%</text:p>
          </table:table-cell>
          <table:table-cell office:value-type="float" office:value="154985" table:style-name="ce48">
            <text:p>154.985</text:p>
          </table:table-cell>
          <table:table-cell office:value-type="percentage" office:value="0.95620762202081655" table:style-name="ce49">
            <text:p>95,6%</text:p>
          </table:table-cell>
          <table:table-cell office:value-type="float" office:value="152396" table:style-name="ce48">
            <text:p>152.396</text:p>
          </table:table-cell>
          <table:table-cell office:value-type="percentage" office:value="0.91849083895853423" table:style-name="ce49">
            <text:p>91,8%</text:p>
          </table:table-cell>
          <table:table-cell office:value-type="float" office:value="91929" table:style-name="ce48">
            <text:p>91.929</text:p>
          </table:table-cell>
          <table:table-cell office:value-type="percentage" office:value="0.84656186976821279" table:style-name="ce49">
            <text:p>84,7%</text:p>
          </table:table-cell>
          <table:table-cell office:value-type="float" office:value="67424" table:style-name="ce48">
            <text:p>67.424</text:p>
          </table:table-cell>
          <table:table-cell office:value-type="percentage" office:value="0.85086191666035693" table:style-name="ce49">
            <text:p>85,1%</text:p>
          </table:table-cell>
          <table:table-cell office:value-type="float" office:value="67136" table:style-name="ce48">
            <text:p>67.136</text:p>
          </table:table-cell>
          <table:table-cell office:value-type="percentage" office:value="1.0288096113767315" table:style-name="ce49">
            <text:p>102,9%</text:p>
          </table:table-cell>
          <table:table-cell office:value-type="float" office:value="886725" table:style-name="ce48">
            <text:p>886.72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00968244295481" table:style-name="ce49">
            <text:p>95,3%</text:p>
          </table:table-cell>
          <table:table-cell office:value-type="percentage" office:value="0.87544143533990393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31" table:style-name="ce48">
            <text:p>51.431</text:p>
          </table:table-cell>
          <table:table-cell office:value-type="percentage" office:value="0.95894318796263489" table:style-name="ce49">
            <text:p>95,9%</text:p>
          </table:table-cell>
          <table:table-cell office:value-type="float" office:value="79867" table:style-name="ce48">
            <text:p>79.867</text:p>
          </table:table-cell>
          <table:table-cell office:value-type="percentage" office:value="0.91554898319462596" table:style-name="ce49">
            <text:p>91,6%</text:p>
          </table:table-cell>
          <table:table-cell office:value-type="float" office:value="112181" table:style-name="ce48">
            <text:p>112.181</text:p>
          </table:table-cell>
          <table:table-cell office:value-type="percentage" office:value="0.88058998532101451" table:style-name="ce49">
            <text:p>88,1%</text:p>
          </table:table-cell>
          <table:table-cell office:value-type="float" office:value="153113" table:style-name="ce48">
            <text:p>153.113</text:p>
          </table:table-cell>
          <table:table-cell office:value-type="percentage" office:value="0.86256957432904435" table:style-name="ce49">
            <text:p>86,3%</text:p>
          </table:table-cell>
          <table:table-cell office:value-type="float" office:value="172881" table:style-name="ce48">
            <text:p>172.881</text:p>
          </table:table-cell>
          <table:table-cell office:value-type="percentage" office:value="0.7980731501271795" table:style-name="ce49">
            <text:p>79,8%</text:p>
          </table:table-cell>
          <table:table-cell office:value-type="float" office:value="133584" table:style-name="ce48">
            <text:p>133.584</text:p>
          </table:table-cell>
          <table:table-cell office:value-type="percentage" office:value="0.72581460170499923" table:style-name="ce49">
            <text:p>72,6%</text:p>
          </table:table-cell>
          <table:table-cell office:value-type="float" office:value="102879" table:style-name="ce48">
            <text:p>102.879</text:p>
          </table:table-cell>
          <table:table-cell office:value-type="percentage" office:value="0.74977589586992488" table:style-name="ce49">
            <text:p>75,0%</text:p>
          </table:table-cell>
          <table:table-cell office:value-type="float" office:value="85620" table:style-name="ce48">
            <text:p>85.620</text:p>
          </table:table-cell>
          <table:table-cell office:value-type="percentage" office:value="0.86019128757434493" table:style-name="ce49">
            <text:p>86,0%</text:p>
          </table:table-cell>
          <table:table-cell office:value-type="float" office:value="891556" table:style-name="ce48">
            <text:p>891.55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308594914820798" table:style-name="ce49">
            <text:p>82,3%</text:p>
          </table:table-cell>
          <table:table-cell office:value-type="percentage" office:value="0.7309184070832736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69" table:style-name="ce48">
            <text:p>92.869</text:p>
          </table:table-cell>
          <table:table-cell office:value-type="percentage" office:value="0.92534026822901094" table:style-name="ce49">
            <text:p>92,5%</text:p>
          </table:table-cell>
          <table:table-cell office:value-type="float" office:value="152104" table:style-name="ce48">
            <text:p>152.104</text:p>
          </table:table-cell>
          <table:table-cell office:value-type="percentage" office:value="0.90837643180488037" table:style-name="ce49">
            <text:p>90,8%</text:p>
          </table:table-cell>
          <table:table-cell office:value-type="float" office:value="225644" table:style-name="ce48">
            <text:p>225.644</text:p>
          </table:table-cell>
          <table:table-cell office:value-type="percentage" office:value="0.8969966806463795" table:style-name="ce49">
            <text:p>89,7%</text:p>
          </table:table-cell>
          <table:table-cell office:value-type="float" office:value="324777" table:style-name="ce48">
            <text:p>324.777</text:p>
          </table:table-cell>
          <table:table-cell office:value-type="percentage" office:value="0.88195423180636912" table:style-name="ce49">
            <text:p>88,2%</text:p>
          </table:table-cell>
          <table:table-cell office:value-type="float" office:value="322546" table:style-name="ce48">
            <text:p>322.546</text:p>
          </table:table-cell>
          <table:table-cell office:value-type="percentage" office:value="0.81842656144935999" table:style-name="ce49">
            <text:p>81,8%</text:p>
          </table:table-cell>
          <table:table-cell office:value-type="float" office:value="234024" table:style-name="ce48">
            <text:p>234.024</text:p>
          </table:table-cell>
          <table:table-cell office:value-type="percentage" office:value="0.74801030486284692" table:style-name="ce49">
            <text:p>74,8%</text:p>
          </table:table-cell>
          <table:table-cell office:value-type="float" office:value="192062" table:style-name="ce48">
            <text:p>192.062</text:p>
          </table:table-cell>
          <table:table-cell office:value-type="percentage" office:value="0.75415732454814255" table:style-name="ce49">
            <text:p>75,4%</text:p>
          </table:table-cell>
          <table:table-cell office:value-type="float" office:value="170425" table:style-name="ce48">
            <text:p>170.425</text:p>
          </table:table-cell>
          <table:table-cell office:value-type="percentage" office:value="0.92489078229723498" table:style-name="ce49">
            <text:p>92,5%</text:p>
          </table:table-cell>
          <table:table-cell office:value-type="float" office:value="1714451" table:style-name="ce48">
            <text:p>1.714.45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309812624753322" table:style-name="ce49">
            <text:p>84,3%</text:p>
          </table:table-cell>
          <table:table-cell office:value-type="percentage" office:value="0.76388998422273702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90" table:style-name="ce48">
            <text:p>42.290</text:p>
          </table:table-cell>
          <table:table-cell office:value-type="percentage" office:value="1" table:style-name="ce49">
            <text:p>100,0%</text:p>
          </table:table-cell>
          <table:table-cell office:value-type="float" office:value="56112" table:style-name="ce48">
            <text:p>56.112</text:p>
          </table:table-cell>
          <table:table-cell office:value-type="percentage" office:value="1" table:style-name="ce49">
            <text:p>100,0%</text:p>
          </table:table-cell>
          <table:table-cell office:value-type="float" office:value="77187" table:style-name="ce48">
            <text:p>77.187</text:p>
          </table:table-cell>
          <table:table-cell office:value-type="percentage" office:value="0.97388243309739198" table:style-name="ce49">
            <text:p>97,4%</text:p>
          </table:table-cell>
          <table:table-cell office:value-type="float" office:value="85145" table:style-name="ce48">
            <text:p>85.145</text:p>
          </table:table-cell>
          <table:table-cell office:value-type="percentage" office:value="0.93596790150599096" table:style-name="ce49">
            <text:p>93,6%</text:p>
          </table:table-cell>
          <table:table-cell office:value-type="float" office:value="89353" table:style-name="ce48">
            <text:p>89.353</text:p>
          </table:table-cell>
          <table:table-cell office:value-type="percentage" office:value="0.91751381102006446" table:style-name="ce49">
            <text:p>91,8%</text:p>
          </table:table-cell>
          <table:table-cell office:value-type="float" office:value="56793" table:style-name="ce48">
            <text:p>56.793</text:p>
          </table:table-cell>
          <table:table-cell office:value-type="percentage" office:value="0.84566246761368713" table:style-name="ce49">
            <text:p>84,6%</text:p>
          </table:table-cell>
          <table:table-cell office:value-type="float" office:value="43437" table:style-name="ce48">
            <text:p>43.437</text:p>
          </table:table-cell>
          <table:table-cell office:value-type="percentage" office:value="0.85383209167927976" table:style-name="ce49">
            <text:p>85,4%</text:p>
          </table:table-cell>
          <table:table-cell office:value-type="float" office:value="46154" table:style-name="ce48">
            <text:p>46.154</text:p>
          </table:table-cell>
          <table:table-cell office:value-type="percentage" office:value="1.0192345913477463" table:style-name="ce49">
            <text:p>101,9%</text:p>
          </table:table-cell>
          <table:table-cell office:value-type="float" office:value="496471" table:style-name="ce48">
            <text:p>496.47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195938997689077" table:style-name="ce49">
            <text:p>94,2%</text:p>
          </table:table-cell>
          <table:table-cell office:value-type="percentage" office:value="0.85062408443344095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20" table:style-name="ce48">
            <text:p>228.220</text:p>
          </table:table-cell>
          <table:table-cell office:value-type="percentage" office:value="1" table:style-name="ce49">
            <text:p>100,0%</text:p>
          </table:table-cell>
          <table:table-cell office:value-type="float" office:value="250746" table:style-name="ce48">
            <text:p>250.746</text:p>
          </table:table-cell>
          <table:table-cell office:value-type="percentage" office:value="1" table:style-name="ce49">
            <text:p>100,0%</text:p>
          </table:table-cell>
          <table:table-cell office:value-type="float" office:value="323915" table:style-name="ce48">
            <text:p>323.915</text:p>
          </table:table-cell>
          <table:table-cell office:value-type="percentage" office:value="0.989830187353129" table:style-name="ce49">
            <text:p>99,0%</text:p>
          </table:table-cell>
          <table:table-cell office:value-type="float" office:value="355455" table:style-name="ce48">
            <text:p>355.455</text:p>
          </table:table-cell>
          <table:table-cell office:value-type="percentage" office:value="0.93245593555139916" table:style-name="ce49">
            <text:p>93,2%</text:p>
          </table:table-cell>
          <table:table-cell office:value-type="float" office:value="323931" table:style-name="ce48">
            <text:p>323.931</text:p>
          </table:table-cell>
          <table:table-cell office:value-type="percentage" office:value="0.89930372402152126" table:style-name="ce49">
            <text:p>89,9%</text:p>
          </table:table-cell>
          <table:table-cell office:value-type="float" office:value="216285" table:style-name="ce48">
            <text:p>216.285</text:p>
          </table:table-cell>
          <table:table-cell office:value-type="percentage" office:value="0.83539331484499924" table:style-name="ce49">
            <text:p>83,5%</text:p>
          </table:table-cell>
          <table:table-cell office:value-type="float" office:value="178409" table:style-name="ce48">
            <text:p>178.409</text:p>
          </table:table-cell>
          <table:table-cell office:value-type="percentage" office:value="0.84243008041401646" table:style-name="ce49">
            <text:p>84,2%</text:p>
          </table:table-cell>
          <table:table-cell office:value-type="float" office:value="163375" table:style-name="ce48">
            <text:p>163.375</text:p>
          </table:table-cell>
          <table:table-cell office:value-type="percentage" office:value="0.97132546165828371" table:style-name="ce49">
            <text:p>97,1%</text:p>
          </table:table-cell>
          <table:table-cell office:value-type="float" office:value="2040336" table:style-name="ce48">
            <text:p>2.040.336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31677799266988" table:style-name="ce49">
            <text:p>93,9%</text:p>
          </table:table-cell>
          <table:table-cell office:value-type="percentage" office:value="0.85489571361352257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81" table:style-name="ce48">
            <text:p>137.081</text:p>
          </table:table-cell>
          <table:table-cell office:value-type="percentage" office:value="1" table:style-name="ce49">
            <text:p>100,0%</text:p>
          </table:table-cell>
          <table:table-cell office:value-type="float" office:value="158217" table:style-name="ce48">
            <text:p>158.217</text:p>
          </table:table-cell>
          <table:table-cell office:value-type="percentage" office:value="1" table:style-name="ce49">
            <text:p>100,0%</text:p>
          </table:table-cell>
          <table:table-cell office:value-type="float" office:value="223060" table:style-name="ce48">
            <text:p>223.060</text:p>
          </table:table-cell>
          <table:table-cell office:value-type="percentage" office:value="0.9782132018874875" table:style-name="ce49">
            <text:p>97,8%</text:p>
          </table:table-cell>
          <table:table-cell office:value-type="float" office:value="286559" table:style-name="ce48">
            <text:p>286.559</text:p>
          </table:table-cell>
          <table:table-cell office:value-type="percentage" office:value="0.92020731711233206" table:style-name="ce49">
            <text:p>92,0%</text:p>
          </table:table-cell>
          <table:table-cell office:value-type="float" office:value="287037" table:style-name="ce48">
            <text:p>287.037</text:p>
          </table:table-cell>
          <table:table-cell office:value-type="percentage" office:value="0.86801781777604403" table:style-name="ce49">
            <text:p>86,8%</text:p>
          </table:table-cell>
          <table:table-cell office:value-type="float" office:value="206784" table:style-name="ce48">
            <text:p>206.784</text:p>
          </table:table-cell>
          <table:table-cell office:value-type="percentage" office:value="0.80226264883550402" table:style-name="ce49">
            <text:p>80,2%</text:p>
          </table:table-cell>
          <table:table-cell office:value-type="float" office:value="174434" table:style-name="ce48">
            <text:p>174.434</text:p>
          </table:table-cell>
          <table:table-cell office:value-type="percentage" office:value="0.7965313801417403" table:style-name="ce49">
            <text:p>79,7%</text:p>
          </table:table-cell>
          <table:table-cell office:value-type="float" office:value="167208" table:style-name="ce48">
            <text:p>167.208</text:p>
          </table:table-cell>
          <table:table-cell office:value-type="percentage" office:value="0.94034282629234711" table:style-name="ce49">
            <text:p>94,0%</text:p>
          </table:table-cell>
          <table:table-cell office:value-type="float" office:value="1640380" table:style-name="ce48">
            <text:p>1.640.380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325216592642843" table:style-name="ce49">
            <text:p>90,3%</text:p>
          </table:table-cell>
          <table:table-cell office:value-type="percentage" office:value="0.80071031935083292" table:style-name="ce4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43" table:style-name="ce48">
            <text:p>455.743</text:p>
          </table:table-cell>
          <table:table-cell office:value-type="percentage" office:value="1" table:style-name="ce49">
            <text:p>100,0%</text:p>
          </table:table-cell>
          <table:table-cell office:value-type="float" office:value="618559" table:style-name="ce48">
            <text:p>618.559</text:p>
          </table:table-cell>
          <table:table-cell office:value-type="percentage" office:value="0.97298092289881333" table:style-name="ce49">
            <text:p>97,3%</text:p>
          </table:table-cell>
          <table:table-cell office:value-type="float" office:value="802335" table:style-name="ce48">
            <text:p>802.335</text:p>
          </table:table-cell>
          <table:table-cell office:value-type="percentage" office:value="0.94117308946560874" table:style-name="ce49">
            <text:p>94,1%</text:p>
          </table:table-cell>
          <table:table-cell office:value-type="float" office:value="1039870" table:style-name="ce48">
            <text:p>1.039.870</text:p>
          </table:table-cell>
          <table:table-cell office:value-type="percentage" office:value="0.94757522546452932" table:style-name="ce49">
            <text:p>94,8%</text:p>
          </table:table-cell>
          <table:table-cell office:value-type="float" office:value="1156137" table:style-name="ce48">
            <text:p>1.156.137</text:p>
          </table:table-cell>
          <table:table-cell office:value-type="percentage" office:value="0.90639734071327216" table:style-name="ce49">
            <text:p>90,6%</text:p>
          </table:table-cell>
          <table:table-cell office:value-type="float" office:value="819229" table:style-name="ce48">
            <text:p>819.229</text:p>
          </table:table-cell>
          <table:table-cell office:value-type="percentage" office:value="0.8475121763491229" table:style-name="ce49">
            <text:p>84,8%</text:p>
          </table:table-cell>
          <table:table-cell office:value-type="float" office:value="684109" table:style-name="ce48">
            <text:p>684.109</text:p>
          </table:table-cell>
          <table:table-cell office:value-type="percentage" office:value="0.82517318035484033" table:style-name="ce49">
            <text:p>82,5%</text:p>
          </table:table-cell>
          <table:table-cell office:value-type="float" office:value="610921" table:style-name="ce48">
            <text:p>610.921</text:p>
          </table:table-cell>
          <table:table-cell office:value-type="percentage" office:value="0.90997120782646645" table:style-name="ce49">
            <text:p>91,0%</text:p>
          </table:table-cell>
          <table:table-cell office:value-type="float" office:value="6186903" table:style-name="ce48">
            <text:p>6.186.90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219778090809556" table:style-name="ce49">
            <text:p>91,2%</text:p>
          </table:table-cell>
          <table:table-cell office:value-type="percentage" office:value="0.8065048825791562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93" table:style-name="ce48">
            <text:p>295.493</text:p>
          </table:table-cell>
          <table:table-cell office:value-type="percentage" office:value="1" table:style-name="ce49">
            <text:p>100,0%</text:p>
          </table:table-cell>
          <table:table-cell office:value-type="float" office:value="435644" table:style-name="ce48">
            <text:p>435.644</text:p>
          </table:table-cell>
          <table:table-cell office:value-type="percentage" office:value="0.9906043076475296" table:style-name="ce49">
            <text:p>99,1%</text:p>
          </table:table-cell>
          <table:table-cell office:value-type="float" office:value="579610" table:style-name="ce48">
            <text:p>579.610</text:p>
          </table:table-cell>
          <table:table-cell office:value-type="percentage" office:value="0.97064340020765649" table:style-name="ce49">
            <text:p>97,1%</text:p>
          </table:table-cell>
          <table:table-cell office:value-type="float" office:value="733547" table:style-name="ce48">
            <text:p>733.547</text:p>
          </table:table-cell>
          <table:table-cell office:value-type="percentage" office:value="0.96228630348316135" table:style-name="ce49">
            <text:p>96,2%</text:p>
          </table:table-cell>
          <table:table-cell office:value-type="float" office:value="769684" table:style-name="ce48">
            <text:p>769.684</text:p>
          </table:table-cell>
          <table:table-cell office:value-type="percentage" office:value="0.91550249011862406" table:style-name="ce49">
            <text:p>91,6%</text:p>
          </table:table-cell>
          <table:table-cell office:value-type="float" office:value="530122" table:style-name="ce48">
            <text:p>530.122</text:p>
          </table:table-cell>
          <table:table-cell office:value-type="percentage" office:value="0.86350198152531021" table:style-name="ce49">
            <text:p>86,4%</text:p>
          </table:table-cell>
          <table:table-cell office:value-type="float" office:value="446871" table:style-name="ce48">
            <text:p>446.871</text:p>
          </table:table-cell>
          <table:table-cell office:value-type="percentage" office:value="0.87147919254718953" table:style-name="ce49">
            <text:p>87,1%</text:p>
          </table:table-cell>
          <table:table-cell office:value-type="float" office:value="428831" table:style-name="ce48">
            <text:p>428.831</text:p>
          </table:table-cell>
          <table:table-cell office:value-type="percentage" office:value="0.99090045728783716" table:style-name="ce49">
            <text:p>99,1%</text:p>
          </table:table-cell>
          <table:table-cell office:value-type="float" office:value="4219802" table:style-name="ce48">
            <text:p>4.219.80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39839172791961" table:style-name="ce49">
            <text:p>93,9%</text:p>
          </table:table-cell>
          <table:table-cell office:value-type="percentage" office:value="0.83609359536124606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5" table:style-name="ce48">
            <text:p>77.685</text:p>
          </table:table-cell>
          <table:table-cell office:value-type="percentage" office:value="1" table:style-name="ce49">
            <text:p>100,0%</text:p>
          </table:table-cell>
          <table:table-cell office:value-type="float" office:value="95772" table:style-name="ce48">
            <text:p>95.772</text:p>
          </table:table-cell>
          <table:table-cell office:value-type="percentage" office:value="1" table:style-name="ce49">
            <text:p>100,0%</text:p>
          </table:table-cell>
          <table:table-cell office:value-type="float" office:value="132881" table:style-name="ce48">
            <text:p>132.881</text:p>
          </table:table-cell>
          <table:table-cell office:value-type="percentage" office:value="1.0168037647779011" table:style-name="ce49">
            <text:p>101,7%</text:p>
          </table:table-cell>
          <table:table-cell office:value-type="float" office:value="161591" table:style-name="ce48">
            <text:p>161.591</text:p>
          </table:table-cell>
          <table:table-cell office:value-type="percentage" office:value="0.96212035509934324" table:style-name="ce49">
            <text:p>96,2%</text:p>
          </table:table-cell>
          <table:table-cell office:value-type="float" office:value="146228" table:style-name="ce48">
            <text:p>146.228</text:p>
          </table:table-cell>
          <table:table-cell office:value-type="percentage" office:value="0.92821958155596185" table:style-name="ce49">
            <text:p>92,8%</text:p>
          </table:table-cell>
          <table:table-cell office:value-type="float" office:value="113349" table:style-name="ce48">
            <text:p>113.349</text:p>
          </table:table-cell>
          <table:table-cell office:value-type="percentage" office:value="0.87297638668535604" table:style-name="ce49">
            <text:p>87,3%</text:p>
          </table:table-cell>
          <table:table-cell office:value-type="float" office:value="93554" table:style-name="ce48">
            <text:p>93.554</text:p>
          </table:table-cell>
          <table:table-cell office:value-type="percentage" office:value="0.83154676195047372" table:style-name="ce49">
            <text:p>83,2%</text:p>
          </table:table-cell>
          <table:table-cell office:value-type="float" office:value="86463" table:style-name="ce48">
            <text:p>86.463</text:p>
          </table:table-cell>
          <table:table-cell office:value-type="percentage" office:value="1.0087972091612316" table:style-name="ce49">
            <text:p>100,9%</text:p>
          </table:table-cell>
          <table:table-cell office:value-type="float" office:value="907523" table:style-name="ce48">
            <text:p>907.52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39799345187337" table:style-name="ce49">
            <text:p>95,5%</text:p>
          </table:table-cell>
          <table:table-cell office:value-type="percentage" office:value="0.85777302246977549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61" table:style-name="ce48">
            <text:p>241.761</text:p>
          </table:table-cell>
          <table:table-cell office:value-type="percentage" office:value="1" table:style-name="ce49">
            <text:p>100,0%</text:p>
          </table:table-cell>
          <table:table-cell office:value-type="float" office:value="291538" table:style-name="ce48">
            <text:p>291.538</text:p>
          </table:table-cell>
          <table:table-cell office:value-type="percentage" office:value="0.99845542126586961" table:style-name="ce49">
            <text:p>99,8%</text:p>
          </table:table-cell>
          <table:table-cell office:value-type="float" office:value="348173" table:style-name="ce48">
            <text:p>348.173</text:p>
          </table:table-cell>
          <table:table-cell office:value-type="percentage" office:value="0.98474683651708594" table:style-name="ce49">
            <text:p>98,5%</text:p>
          </table:table-cell>
          <table:table-cell office:value-type="float" office:value="393019" table:style-name="ce48">
            <text:p>393.019</text:p>
          </table:table-cell>
          <table:table-cell office:value-type="percentage" office:value="0.96045698924731182" table:style-name="ce49">
            <text:p>96,0%</text:p>
          </table:table-cell>
          <table:table-cell office:value-type="float" office:value="411396" table:style-name="ce48">
            <text:p>411.396</text:p>
          </table:table-cell>
          <table:table-cell office:value-type="percentage" office:value="0.92900096423740564" table:style-name="ce49">
            <text:p>92,9%</text:p>
          </table:table-cell>
          <table:table-cell office:value-type="float" office:value="267418" table:style-name="ce48">
            <text:p>267.418</text:p>
          </table:table-cell>
          <table:table-cell office:value-type="percentage" office:value="0.86655778715351361" table:style-name="ce49">
            <text:p>86,7%</text:p>
          </table:table-cell>
          <table:table-cell office:value-type="float" office:value="202532" table:style-name="ce48">
            <text:p>202.532</text:p>
          </table:table-cell>
          <table:table-cell office:value-type="percentage" office:value="0.87919014420781205" table:style-name="ce49">
            <text:p>87,9%</text:p>
          </table:table-cell>
          <table:table-cell office:value-type="float" office:value="192659" table:style-name="ce48">
            <text:p>192.659</text:p>
          </table:table-cell>
          <table:table-cell office:value-type="percentage" office:value="1.0508061349157867" table:style-name="ce49">
            <text:p>105,1%</text:p>
          </table:table-cell>
          <table:table-cell office:value-type="float" office:value="2348496" table:style-name="ce48">
            <text:p>2.348.49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17856894207831" table:style-name="ce49">
            <text:p>95,6%</text:p>
          </table:table-cell>
          <table:table-cell office:value-type="percentage" office:value="0.87082090537347656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5" table:style-name="ce48">
            <text:p>25.115</text:p>
          </table:table-cell>
          <table:table-cell office:value-type="percentage" office:value="1" table:style-name="ce49">
            <text:p>100,0%</text:p>
          </table:table-cell>
          <table:table-cell office:value-type="float" office:value="30716" table:style-name="ce48">
            <text:p>30.716</text:p>
          </table:table-cell>
          <table:table-cell office:value-type="percentage" office:value="1" table:style-name="ce49">
            <text:p>100,0%</text:p>
          </table:table-cell>
          <table:table-cell office:value-type="float" office:value="39707" table:style-name="ce48">
            <text:p>39.707</text:p>
          </table:table-cell>
          <table:table-cell office:value-type="percentage" office:value="1.0283057958253483" table:style-name="ce49">
            <text:p>102,8%</text:p>
          </table:table-cell>
          <table:table-cell office:value-type="float" office:value="46304" table:style-name="ce48">
            <text:p>46.304</text:p>
          </table:table-cell>
          <table:table-cell office:value-type="percentage" office:value="0.97482105263157892" table:style-name="ce49">
            <text:p>97,5%</text:p>
          </table:table-cell>
          <table:table-cell office:value-type="float" office:value="48640" table:style-name="ce48">
            <text:p>48.640</text:p>
          </table:table-cell>
          <table:table-cell office:value-type="percentage" office:value="0.9403758410022427" table:style-name="ce49">
            <text:p>94,0%</text:p>
          </table:table-cell>
          <table:table-cell office:value-type="float" office:value="32444" table:style-name="ce48">
            <text:p>32.444</text:p>
          </table:table-cell>
          <table:table-cell office:value-type="percentage" office:value="0.8760125283507938" table:style-name="ce49">
            <text:p>87,6%</text:p>
          </table:table-cell>
          <table:table-cell office:value-type="float" office:value="25496" table:style-name="ce48">
            <text:p>25.496</text:p>
          </table:table-cell>
          <table:table-cell office:value-type="percentage" office:value="0.84518994894914801" table:style-name="ce49">
            <text:p>84,5%</text:p>
          </table:table-cell>
          <table:table-cell office:value-type="float" office:value="25621" table:style-name="ce48">
            <text:p>25.621</text:p>
          </table:table-cell>
          <table:table-cell office:value-type="percentage" office:value="0.98599191841446987" table:style-name="ce49">
            <text:p>98,6%</text:p>
          </table:table-cell>
          <table:table-cell office:value-type="float" office:value="274043" table:style-name="ce48">
            <text:p>274.043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58239868693575" table:style-name="ce49">
            <text:p>97,4%</text:p>
          </table:table-cell>
          <table:table-cell office:value-type="percentage" office:value="0.86674194119730785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69" table:style-name="ce48">
            <text:p>371.969</text:p>
          </table:table-cell>
          <table:table-cell office:value-type="percentage" office:value="1" table:style-name="ce49">
            <text:p>100,0%</text:p>
          </table:table-cell>
          <table:table-cell office:value-type="float" office:value="511128" table:style-name="ce48">
            <text:p>511.128</text:p>
          </table:table-cell>
          <table:table-cell office:value-type="percentage" office:value="0.96979034247225115" table:style-name="ce49">
            <text:p>97,0%</text:p>
          </table:table-cell>
          <table:table-cell office:value-type="float" office:value="690985" table:style-name="ce48">
            <text:p>690.985</text:p>
          </table:table-cell>
          <table:table-cell office:value-type="percentage" office:value="0.95909130025622591" table:style-name="ce49">
            <text:p>95,9%</text:p>
          </table:table-cell>
          <table:table-cell office:value-type="float" office:value="961249" table:style-name="ce48">
            <text:p>961.249</text:p>
          </table:table-cell>
          <table:table-cell office:value-type="percentage" office:value="0.97119500807772396" table:style-name="ce49">
            <text:p>97,1%</text:p>
          </table:table-cell>
          <table:table-cell office:value-type="float" office:value="1052369" table:style-name="ce48">
            <text:p>1.052.369</text:p>
          </table:table-cell>
          <table:table-cell office:value-type="percentage" office:value="0.91032781936155804" table:style-name="ce49">
            <text:p>91,0%</text:p>
          </table:table-cell>
          <table:table-cell office:value-type="float" office:value="772832" table:style-name="ce48">
            <text:p>772.832</text:p>
          </table:table-cell>
          <table:table-cell office:value-type="percentage" office:value="0.85789770481903638" table:style-name="ce49">
            <text:p>85,8%</text:p>
          </table:table-cell>
          <table:table-cell office:value-type="float" office:value="628570" table:style-name="ce48">
            <text:p>628.570</text:p>
          </table:table-cell>
          <table:table-cell office:value-type="percentage" office:value="0.85454968139790666" table:style-name="ce49">
            <text:p>85,5%</text:p>
          </table:table-cell>
          <table:table-cell office:value-type="float" office:value="535616" table:style-name="ce48">
            <text:p>535.616</text:p>
          </table:table-cell>
          <table:table-cell office:value-type="percentage" office:value="0.93845884290570136" table:style-name="ce49">
            <text:p>93,8%</text:p>
          </table:table-cell>
          <table:table-cell office:value-type="float" office:value="5524718" table:style-name="ce48">
            <text:p>5.524.71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7267209610331" table:style-name="ce49">
            <text:p>92,5%</text:p>
          </table:table-cell>
          <table:table-cell office:value-type="percentage" office:value="0.81777067148541971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53" table:style-name="ce48">
            <text:p>75.953</text:p>
          </table:table-cell>
          <table:table-cell office:value-type="percentage" office:value="1" table:style-name="ce49">
            <text:p>100,0%</text:p>
          </table:table-cell>
          <table:table-cell office:value-type="float" office:value="108309" table:style-name="ce48">
            <text:p>108.309</text:p>
          </table:table-cell>
          <table:table-cell office:value-type="percentage" office:value="1" table:style-name="ce49">
            <text:p>100,0%</text:p>
          </table:table-cell>
          <table:table-cell office:value-type="float" office:value="153983" table:style-name="ce48">
            <text:p>153.983</text:p>
          </table:table-cell>
          <table:table-cell office:value-type="percentage" office:value="1.0028787099211285" table:style-name="ce49">
            <text:p>100,3%</text:p>
          </table:table-cell>
          <table:table-cell office:value-type="float" office:value="211935" table:style-name="ce48">
            <text:p>211.935</text:p>
          </table:table-cell>
          <table:table-cell office:value-type="percentage" office:value="0.97171978377188761" table:style-name="ce49">
            <text:p>97,2%</text:p>
          </table:table-cell>
          <table:table-cell office:value-type="float" office:value="235806" table:style-name="ce48">
            <text:p>235.806</text:p>
          </table:table-cell>
          <table:table-cell office:value-type="percentage" office:value="0.93400351727743713" table:style-name="ce49">
            <text:p>93,4%</text:p>
          </table:table-cell>
          <table:table-cell office:value-type="float" office:value="171820" table:style-name="ce48">
            <text:p>171.820</text:p>
          </table:table-cell>
          <table:table-cell office:value-type="percentage" office:value="0.86309613510553862" table:style-name="ce49">
            <text:p>86,3%</text:p>
          </table:table-cell>
          <table:table-cell office:value-type="float" office:value="145507" table:style-name="ce48">
            <text:p>145.507</text:p>
          </table:table-cell>
          <table:table-cell office:value-type="percentage" office:value="0.83654039634584543" table:style-name="ce49">
            <text:p>83,7%</text:p>
          </table:table-cell>
          <table:table-cell office:value-type="float" office:value="133530" table:style-name="ce48">
            <text:p>133.530</text:p>
          </table:table-cell>
          <table:table-cell office:value-type="percentage" office:value="0.92334181556674222" table:style-name="ce49">
            <text:p>92,3%</text:p>
          </table:table-cell>
          <table:table-cell office:value-type="float" office:value="1236843" table:style-name="ce48">
            <text:p>1.236.84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869904235990209" table:style-name="ce49">
            <text:p>93,9%</text:p>
          </table:table-cell>
          <table:table-cell office:value-type="percentage" office:value="0.81743613671752113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2" table:style-name="ce48">
            <text:p>55.902</text:p>
          </table:table-cell>
          <table:table-cell office:value-type="percentage" office:value="0.98697033898305087" table:style-name="ce49">
            <text:p>98,7%</text:p>
          </table:table-cell>
          <table:table-cell office:value-type="float" office:value="72599" table:style-name="ce48">
            <text:p>72.599</text:p>
          </table:table-cell>
          <table:table-cell office:value-type="percentage" office:value="0.95941588476278583" table:style-name="ce49">
            <text:p>95,9%</text:p>
          </table:table-cell>
          <table:table-cell office:value-type="float" office:value="92560" table:style-name="ce48">
            <text:p>92.560</text:p>
          </table:table-cell>
          <table:table-cell office:value-type="percentage" office:value="0.9474093635488956" table:style-name="ce49">
            <text:p>94,7%</text:p>
          </table:table-cell>
          <table:table-cell office:value-type="float" office:value="96409" table:style-name="ce48">
            <text:p>96.409</text:p>
          </table:table-cell>
          <table:table-cell office:value-type="percentage" office:value="0.91190185673883639" table:style-name="ce49">
            <text:p>91,2%</text:p>
          </table:table-cell>
          <table:table-cell office:value-type="float" office:value="65658" table:style-name="ce48">
            <text:p>65.658</text:p>
          </table:table-cell>
          <table:table-cell office:value-type="percentage" office:value="0.8557129638076868" table:style-name="ce49">
            <text:p>85,6%</text:p>
          </table:table-cell>
          <table:table-cell office:value-type="float" office:value="59323" table:style-name="ce48">
            <text:p>59.323</text:p>
          </table:table-cell>
          <table:table-cell office:value-type="percentage" office:value="0.86222784221388915" table:style-name="ce49">
            <text:p>86,2%</text:p>
          </table:table-cell>
          <table:table-cell office:value-type="float" office:value="56027" table:style-name="ce48">
            <text:p>56.027</text:p>
          </table:table-cell>
          <table:table-cell office:value-type="percentage" office:value="0.97402687714052261" table:style-name="ce49">
            <text:p>97,4%</text:p>
          </table:table-cell>
          <table:table-cell office:value-type="float" office:value="540794" table:style-name="ce48">
            <text:p>540.794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21238111325223" table:style-name="ce49">
            <text:p>93,2%</text:p>
          </table:table-cell>
          <table:table-cell office:value-type="percentage" office:value="0.82230777886244133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99" table:style-name="ce48">
            <text:p>163.199</text:p>
          </table:table-cell>
          <table:table-cell office:value-type="percentage" office:value="1.0230244599626392" table:style-name="ce49">
            <text:p>102,3%</text:p>
          </table:table-cell>
          <table:table-cell office:value-type="float" office:value="213829" table:style-name="ce48">
            <text:p>213.829</text:p>
          </table:table-cell>
          <table:table-cell office:value-type="percentage" office:value="0.98827449784162025" table:style-name="ce49">
            <text:p>98,8%</text:p>
          </table:table-cell>
          <table:table-cell office:value-type="float" office:value="277105" table:style-name="ce48">
            <text:p>277.105</text:p>
          </table:table-cell>
          <table:table-cell office:value-type="percentage" office:value="0.97516214285462921" table:style-name="ce49">
            <text:p>97,5%</text:p>
          </table:table-cell>
          <table:table-cell office:value-type="float" office:value="326121" table:style-name="ce48">
            <text:p>326.121</text:p>
          </table:table-cell>
          <table:table-cell office:value-type="percentage" office:value="0.96637893482918324" table:style-name="ce49">
            <text:p>96,6%</text:p>
          </table:table-cell>
          <table:table-cell office:value-type="float" office:value="324508" table:style-name="ce48">
            <text:p>324.508</text:p>
          </table:table-cell>
          <table:table-cell office:value-type="percentage" office:value="0.93232279121081185" table:style-name="ce49">
            <text:p>93,2%</text:p>
          </table:table-cell>
          <table:table-cell office:value-type="float" office:value="209461" table:style-name="ce48">
            <text:p>209.461</text:p>
          </table:table-cell>
          <table:table-cell office:value-type="percentage" office:value="0.88144002356555218" table:style-name="ce49">
            <text:p>88,1%</text:p>
          </table:table-cell>
          <table:table-cell office:value-type="float" office:value="173152" table:style-name="ce48">
            <text:p>173.152</text:p>
          </table:table-cell>
          <table:table-cell office:value-type="percentage" office:value="0.86917149813016092" table:style-name="ce49">
            <text:p>86,9%</text:p>
          </table:table-cell>
          <table:table-cell office:value-type="float" office:value="166521" table:style-name="ce48">
            <text:p>166.521</text:p>
          </table:table-cell>
          <table:table-cell office:value-type="percentage" office:value="0.96356839894223367" table:style-name="ce49">
            <text:p>96,4%</text:p>
          </table:table-cell>
          <table:table-cell office:value-type="float" office:value="1853896" table:style-name="ce48">
            <text:p>1.853.89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816169569871522" table:style-name="ce49">
            <text:p>94,8%</text:p>
          </table:table-cell>
          <table:table-cell office:value-type="percentage" office:value="0.84811254636517186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4" table:style-name="ce48">
            <text:p>2.394</text:p>
          </table:table-cell>
          <table:table-cell office:value-type="percentage" office:value="0.84384913641170245" table:style-name="ce49">
            <text:p>84,4%</text:p>
          </table:table-cell>
          <table:table-cell office:value-type="float" office:value="3900" table:style-name="ce48">
            <text:p>3.900</text:p>
          </table:table-cell>
          <table:table-cell office:value-type="percentage" office:value="0.88555858310626701" table:style-name="ce49">
            <text:p>88,6%</text:p>
          </table:table-cell>
          <table:table-cell office:value-type="float" office:value="7645" table:style-name="ce48">
            <text:p>7.645</text:p>
          </table:table-cell>
          <table:table-cell office:value-type="percentage" office:value="0.91787729619402092" table:style-name="ce49">
            <text:p>91,8%</text:p>
          </table:table-cell>
          <table:table-cell office:value-type="float" office:value="10610" table:style-name="ce48">
            <text:p>10.610</text:p>
          </table:table-cell>
          <table:table-cell office:value-type="percentage" office:value="0.91805831963312279" table:style-name="ce49">
            <text:p>91,8%</text:p>
          </table:table-cell>
          <table:table-cell office:value-type="float" office:value="11194" table:style-name="ce48">
            <text:p>11.194</text:p>
          </table:table-cell>
          <table:table-cell office:value-type="percentage" office:value="0.90588330500930647" table:style-name="ce49">
            <text:p>90,6%</text:p>
          </table:table-cell>
          <table:table-cell office:value-type="float" office:value="9355" table:style-name="ce48">
            <text:p>9.355</text:p>
          </table:table-cell>
          <table:table-cell office:value-type="percentage" office:value="0.82068602508992017" table:style-name="ce49">
            <text:p>82,1%</text:p>
          </table:table-cell>
          <table:table-cell office:value-type="float" office:value="9160" table:style-name="ce48">
            <text:p>9.160</text:p>
          </table:table-cell>
          <table:table-cell office:value-type="percentage" office:value="0.8430740911182697" table:style-name="ce49">
            <text:p>84,3%</text:p>
          </table:table-cell>
          <table:table-cell office:value-type="float" office:value="9114" table:style-name="ce48">
            <text:p>9.114</text:p>
          </table:table-cell>
          <table:table-cell office:value-type="percentage" office:value="0.9820062493265812" table:style-name="ce49">
            <text:p>98,2%</text:p>
          </table:table-cell>
          <table:table-cell office:value-type="float" office:value="63372" table:style-name="ce48">
            <text:p>63.37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219896098776552" table:style-name="ce49">
            <text:p>89,2%</text:p>
          </table:table-cell>
          <table:table-cell office:value-type="percentage" office:value="0.75879162326232985" table:style-name="ce49">
            <text:p>75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6" table:style-name="ce48">
            <text:p>2.056</text:p>
          </table:table-cell>
          <table:table-cell office:value-type="percentage" office:value="0.81879729191557149" table:style-name="ce49">
            <text:p>81,9%</text:p>
          </table:table-cell>
          <table:table-cell office:value-type="float" office:value="3369" table:style-name="ce48">
            <text:p>3.369</text:p>
          </table:table-cell>
          <table:table-cell office:value-type="percentage" office:value="0.88587956876150409" table:style-name="ce49">
            <text:p>88,6%</text:p>
          </table:table-cell>
          <table:table-cell office:value-type="float" office:value="7423" table:style-name="ce48">
            <text:p>7.423</text:p>
          </table:table-cell>
          <table:table-cell office:value-type="percentage" office:value="0.9272954403497814" table:style-name="ce49">
            <text:p>92,7%</text:p>
          </table:table-cell>
          <table:table-cell office:value-type="float" office:value="10077" table:style-name="ce48">
            <text:p>10.077</text:p>
          </table:table-cell>
          <table:table-cell office:value-type="percentage" office:value="0.93296916952134057" table:style-name="ce49">
            <text:p>93,3%</text:p>
          </table:table-cell>
          <table:table-cell office:value-type="float" office:value="10584" table:style-name="ce48">
            <text:p>10.584</text:p>
          </table:table-cell>
          <table:table-cell office:value-type="percentage" office:value="0.96896457017302939" table:style-name="ce49">
            <text:p>96,9%</text:p>
          </table:table-cell>
          <table:table-cell office:value-type="float" office:value="9148" table:style-name="ce48">
            <text:p>9.148</text:p>
          </table:table-cell>
          <table:table-cell office:value-type="percentage" office:value="0.83528122717311903" table:style-name="ce49">
            <text:p>83,5%</text:p>
          </table:table-cell>
          <table:table-cell office:value-type="float" office:value="9705" table:style-name="ce48">
            <text:p>9.705</text:p>
          </table:table-cell>
          <table:table-cell office:value-type="percentage" office:value="0.83012573774698484" table:style-name="ce49">
            <text:p>83,0%</text:p>
          </table:table-cell>
          <table:table-cell office:value-type="float" office:value="8927" table:style-name="ce48">
            <text:p>8.927</text:p>
          </table:table-cell>
          <table:table-cell office:value-type="percentage" office:value="0.93183716075156575" table:style-name="ce49">
            <text:p>93,2%</text:p>
          </table:table-cell>
          <table:table-cell office:value-type="float" office:value="61289" table:style-name="ce48">
            <text:p>61.289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779685348489735" table:style-name="ce49">
            <text:p>89,8%</text:p>
          </table:table-cell>
          <table:table-cell office:value-type="percentage" office:value="0.72943990859536789" table:style-name="ce49">
            <text:p>72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04" table:style-name="ce48">
            <text:p>3.704</text:p>
          </table:table-cell>
          <table:table-cell office:value-type="string" table:style-name="ce49">
            <text:p>-</text:p>
          </table:table-cell>
          <table:table-cell office:value-type="float" office:value="9855" table:style-name="ce48">
            <text:p>9.855</text:p>
          </table:table-cell>
          <table:table-cell office:value-type="string" table:style-name="ce49">
            <text:p>-</text:p>
          </table:table-cell>
          <table:table-cell office:value-type="float" office:value="22756" table:style-name="ce48">
            <text:p>22.756</text:p>
          </table:table-cell>
          <table:table-cell office:value-type="string" table:style-name="ce49">
            <text:p>-</text:p>
          </table:table-cell>
          <table:table-cell office:value-type="float" office:value="32589" table:style-name="ce48">
            <text:p>32.589</text:p>
          </table:table-cell>
          <table:table-cell office:value-type="string" table:style-name="ce49">
            <text:p>-</text:p>
          </table:table-cell>
          <table:table-cell office:value-type="float" office:value="24570" table:style-name="ce48">
            <text:p>24.570</text:p>
          </table:table-cell>
          <table:table-cell office:value-type="string" table:style-name="ce49">
            <text:p>-</text:p>
          </table:table-cell>
          <table:table-cell office:value-type="float" office:value="1325" table:style-name="ce48">
            <text:p>1.325</text:p>
          </table:table-cell>
          <table:table-cell office:value-type="string" table:style-name="ce49">
            <text:p>-</text:p>
          </table:table-cell>
          <table:table-cell office:value-type="float" office:value="94841" table:style-name="ce48">
            <text:p>94.84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0" table:style-name="ce51">
            <text:p>310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72" table:style-name="ce51">
            <text:p>1.972</text:p>
          </table:table-cell>
          <table:table-cell office:value-type="string" table:style-name="ce52">
            <text:p>-</text:p>
          </table:table-cell>
          <table:table-cell office:value-type="float" office:value="2447" table:style-name="ce51">
            <text:p>2.447</text:p>
          </table:table-cell>
          <table:table-cell office:value-type="string" table:style-name="ce52">
            <text:p>-</text:p>
          </table:table-cell>
          <table:table-cell office:value-type="float" office:value="2133" table:style-name="ce51">
            <text:p>2.133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2" table:style-name="ce51">
            <text:p>8.12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630" table:style-name="ce55">
            <text:p>2.925.630</text:p>
          </table:table-cell>
          <table:table-cell office:value-type="percentage" office:value="1" table:style-name="ce56">
            <text:p>100,0%</text:p>
          </table:table-cell>
          <table:table-cell office:value-type="float" office:value="3952813" table:style-name="ce55">
            <text:p>3.952.813</text:p>
          </table:table-cell>
          <table:table-cell office:value-type="percentage" office:value="0.98898726965802142" table:style-name="ce56">
            <text:p>98,9%</text:p>
          </table:table-cell>
          <table:table-cell office:value-type="float" office:value="5318027" table:style-name="ce55">
            <text:p>5.318.027</text:p>
          </table:table-cell>
          <table:table-cell office:value-type="percentage" office:value="0.96556922540607082" table:style-name="ce56">
            <text:p>96,6%</text:p>
          </table:table-cell>
          <table:table-cell office:value-type="float" office:value="6770343" table:style-name="ce55">
            <text:p>6.770.343</text:p>
          </table:table-cell>
          <table:table-cell office:value-type="percentage" office:value="0.94959531336039571" table:style-name="ce56">
            <text:p>95,0%</text:p>
          </table:table-cell>
          <table:table-cell office:value-type="float" office:value="7097735" table:style-name="ce55">
            <text:p>7.097.735</text:p>
          </table:table-cell>
          <table:table-cell office:value-type="percentage" office:value="0.9080093818346312" table:style-name="ce56">
            <text:p>90,8%</text:p>
          </table:table-cell>
          <table:table-cell office:value-type="float" office:value="5061088" table:style-name="ce55">
            <text:p>5.061.088</text:p>
          </table:table-cell>
          <table:table-cell office:value-type="percentage" office:value="0.85174536605396822" table:style-name="ce56">
            <text:p>85,2%</text:p>
          </table:table-cell>
          <table:table-cell office:value-type="float" office:value="4168144" table:style-name="ce55">
            <text:p>4.168.144</text:p>
          </table:table-cell>
          <table:table-cell office:value-type="percentage" office:value="0.846391538001525" table:style-name="ce56">
            <text:p>84,6%</text:p>
          </table:table-cell>
          <table:table-cell office:value-type="float" office:value="3812895" table:style-name="ce55">
            <text:p>3.812.895</text:p>
          </table:table-cell>
          <table:table-cell office:value-type="percentage" office:value="0.95706108642602516" table:style-name="ce56">
            <text:p>95,7%</text:p>
          </table:table-cell>
          <table:table-cell office:value-type="float" office:value="39106675" table:style-name="ce55">
            <text:p>39.106.67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02724684368509" table:style-name="ce56">
            <text:p>92,7%</text:p>
          </table:table-cell>
          <table:table-cell office:value-type="percentage" office:value="0.82505801794509248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59" table:style-name="ce61">
            <text:p>998.859</text:p>
          </table:table-cell>
          <table:table-cell office:value-type="percentage" office:value="0.92151870006005943" table:style-name="ce62">
            <text:p>92,2%</text:p>
          </table:table-cell>
          <table:table-cell office:value-type="float" office:value="873482" table:style-name="ce61">
            <text:p>873.482</text:p>
          </table:table-cell>
          <table:table-cell office:value-type="percentage" office:value="0.9347301960994141" table:style-name="ce62">
            <text:p>93,5%</text:p>
          </table:table-cell>
          <table:table-cell office:value-type="float" office:value="889150" table:style-name="ce61">
            <text:p>889.150</text:p>
          </table:table-cell>
          <table:table-cell office:value-type="percentage" office:value="0.72633657284155551" table:style-name="ce62">
            <text:p>72,6%</text:p>
          </table:table-cell>
          <table:table-cell office:value-type="float" office:value="719862" table:style-name="ce61">
            <text:p>719.862</text:p>
          </table:table-cell>
          <table:table-cell office:value-type="percentage" office:value="0.56650599470372742" table:style-name="ce62">
            <text:p>56,7%</text:p>
          </table:table-cell>
          <table:table-cell office:value-type="float" office:value="400023" table:style-name="ce61">
            <text:p>400.023</text:p>
          </table:table-cell>
          <table:table-cell office:value-type="percentage" office:value="0.41859216712587077" table:style-name="ce62">
            <text:p>41,9%</text:p>
          </table:table-cell>
          <table:table-cell office:value-type="float" office:value="283622" table:style-name="ce61">
            <text:p>283.622</text:p>
          </table:table-cell>
          <table:table-cell office:value-type="percentage" office:value="0.35617480848926286" table:style-name="ce62">
            <text:p>35,6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453955399410486" table:style-name="ce46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983" table:style-name="ce7">
            <text:p>201.983</text:p>
          </table:table-cell>
          <table:table-cell office:value-type="percentage" office:value="0.91895248797754292" table:style-name="ce49">
            <text:p>91,9%</text:p>
          </table:table-cell>
          <table:table-cell office:value-type="float" office:value="145082" table:style-name="ce7">
            <text:p>145.082</text:p>
          </table:table-cell>
          <table:table-cell office:value-type="percentage" office:value="0.93264335304705581" table:style-name="ce49">
            <text:p>93,3%</text:p>
          </table:table-cell>
          <table:table-cell office:value-type="float" office:value="141242" table:style-name="ce7">
            <text:p>141.242</text:p>
          </table:table-cell>
          <table:table-cell office:value-type="percentage" office:value="0.7493302067472718" table:style-name="ce49">
            <text:p>74,9%</text:p>
          </table:table-cell>
          <table:table-cell office:value-type="float" office:value="111697" table:style-name="ce7">
            <text:p>111.697</text:p>
          </table:table-cell>
          <table:table-cell office:value-type="percentage" office:value="0.58418016453716726" table:style-name="ce49">
            <text:p>58,4%</text:p>
          </table:table-cell>
          <table:table-cell office:value-type="float" office:value="57052" table:style-name="ce7">
            <text:p>57.052</text:p>
          </table:table-cell>
          <table:table-cell office:value-type="percentage" office:value="0.43826145738911337" table:style-name="ce49">
            <text:p>43,8%</text:p>
          </table:table-cell>
          <table:table-cell office:value-type="float" office:value="43086" table:style-name="ce7">
            <text:p>43.086</text:p>
          </table:table-cell>
          <table:table-cell office:value-type="percentage" office:value="0.39704378115871247" table:style-name="ce49">
            <text:p>39,7%</text:p>
          </table:table-cell>
          <table:table-cell office:value-type="float" office:value="9634" table:style-name="ce7">
            <text:p>9.634</text:p>
          </table:table-cell>
          <table:table-cell office:value-type="percentage" office:value="0.42620775084055917" table:style-name="ce49">
            <text:p>42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131" table:style-name="ce7">
            <text:p>192.131</text:p>
          </table:table-cell>
          <table:table-cell office:value-type="percentage" office:value="0.94501500172150898" table:style-name="ce49">
            <text:p>94,5%</text:p>
          </table:table-cell>
          <table:table-cell office:value-type="float" office:value="142782" table:style-name="ce7">
            <text:p>142.782</text:p>
          </table:table-cell>
          <table:table-cell office:value-type="percentage" office:value="0.95477615433481555" table:style-name="ce49">
            <text:p>95,5%</text:p>
          </table:table-cell>
          <table:table-cell office:value-type="float" office:value="145339" table:style-name="ce7">
            <text:p>145.339</text:p>
          </table:table-cell>
          <table:table-cell office:value-type="percentage" office:value="0.93776171887602022" table:style-name="ce49">
            <text:p>93,8%</text:p>
          </table:table-cell>
          <table:table-cell office:value-type="float" office:value="128161" table:style-name="ce7">
            <text:p>128.161</text:p>
          </table:table-cell>
          <table:table-cell office:value-type="percentage" office:value="0.84097351636525897" table:style-name="ce49">
            <text:p>84,1%</text:p>
          </table:table-cell>
          <table:table-cell office:value-type="float" office:value="62989" table:style-name="ce7">
            <text:p>62.989</text:p>
          </table:table-cell>
          <table:table-cell office:value-type="percentage" office:value="0.68519183282750817" table:style-name="ce49">
            <text:p>68,5%</text:p>
          </table:table-cell>
          <table:table-cell office:value-type="float" office:value="44466" table:style-name="ce7">
            <text:p>44.466</text:p>
          </table:table-cell>
          <table:table-cell office:value-type="percentage" office:value="0.65949810156620792" table:style-name="ce49">
            <text:p>65,9%</text:p>
          </table:table-cell>
          <table:table-cell office:value-type="float" office:value="10032" table:style-name="ce7">
            <text:p>10.032</text:p>
          </table:table-cell>
          <table:table-cell office:value-type="percentage" office:value="0.69739311783107405" table:style-name="ce49">
            <text:p>69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294" table:style-name="ce7">
            <text:p>120.294</text:p>
          </table:table-cell>
          <table:table-cell office:value-type="percentage" office:value="0.91619065027647029" table:style-name="ce49">
            <text:p>91,6%</text:p>
          </table:table-cell>
          <table:table-cell office:value-type="float" office:value="99245" table:style-name="ce7">
            <text:p>99.245</text:p>
          </table:table-cell>
          <table:table-cell office:value-type="percentage" office:value="0.88468635508686855" table:style-name="ce49">
            <text:p>88,5%</text:p>
          </table:table-cell>
          <table:table-cell office:value-type="float" office:value="110346" table:style-name="ce7">
            <text:p>110.346</text:p>
          </table:table-cell>
          <table:table-cell office:value-type="percentage" office:value="0.7206834168228694" table:style-name="ce49">
            <text:p>72,1%</text:p>
          </table:table-cell>
          <table:table-cell office:value-type="float" office:value="84624" table:style-name="ce7">
            <text:p>84.624</text:p>
          </table:table-cell>
          <table:table-cell office:value-type="percentage" office:value="0.4894927724851198" table:style-name="ce49">
            <text:p>48,9%</text:p>
          </table:table-cell>
          <table:table-cell office:value-type="float" office:value="39182" table:style-name="ce7">
            <text:p>39.182</text:p>
          </table:table-cell>
          <table:table-cell office:value-type="percentage" office:value="0.29331357048748352" table:style-name="ce49">
            <text:p>29,3%</text:p>
          </table:table-cell>
          <table:table-cell office:value-type="float" office:value="26579" table:style-name="ce7">
            <text:p>26.579</text:p>
          </table:table-cell>
          <table:table-cell office:value-type="percentage" office:value="0.25835204463495953" table:style-name="ce49">
            <text:p>25,8%</text:p>
          </table:table-cell>
          <table:table-cell office:value-type="float" office:value="3121" table:style-name="ce7">
            <text:p>3.121</text:p>
          </table:table-cell>
          <table:table-cell office:value-type="percentage" office:value="0.15685781776147159" table:style-name="ce49">
            <text:p>15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572" table:style-name="ce7">
            <text:p>224.572</text:p>
          </table:table-cell>
          <table:table-cell office:value-type="percentage" office:value="0.91672143460707911" table:style-name="ce49">
            <text:p>91,7%</text:p>
          </table:table-cell>
          <table:table-cell office:value-type="float" office:value="199894" table:style-name="ce7">
            <text:p>199.894</text:p>
          </table:table-cell>
          <table:table-cell office:value-type="percentage" office:value="0.88588218609845593" table:style-name="ce49">
            <text:p>88,6%</text:p>
          </table:table-cell>
          <table:table-cell office:value-type="float" office:value="245664" table:style-name="ce7">
            <text:p>245.664</text:p>
          </table:table-cell>
          <table:table-cell office:value-type="percentage" office:value="0.75640824319456124" table:style-name="ce49">
            <text:p>75,6%</text:p>
          </table:table-cell>
          <table:table-cell office:value-type="float" office:value="191732" table:style-name="ce7">
            <text:p>191.732</text:p>
          </table:table-cell>
          <table:table-cell office:value-type="percentage" office:value="0.5944330421087225" table:style-name="ce49">
            <text:p>59,4%</text:p>
          </table:table-cell>
          <table:table-cell office:value-type="float" office:value="86584" table:style-name="ce7">
            <text:p>86.584</text:p>
          </table:table-cell>
          <table:table-cell office:value-type="percentage" office:value="0.36997914743786964" table:style-name="ce49">
            <text:p>37,0%</text:p>
          </table:table-cell>
          <table:table-cell office:value-type="float" office:value="50879" table:style-name="ce7">
            <text:p>50.879</text:p>
          </table:table-cell>
          <table:table-cell office:value-type="percentage" office:value="0.26490924805531546" table:style-name="ce49">
            <text:p>26,5%</text:p>
          </table:table-cell>
          <table:table-cell office:value-type="float" office:value="5478" table:style-name="ce7">
            <text:p>5.478</text:p>
          </table:table-cell>
          <table:table-cell office:value-type="percentage" office:value="0.13378922945414581" table:style-name="ce49">
            <text:p>13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38" table:style-name="ce7">
            <text:p>92.338</text:p>
          </table:table-cell>
          <table:table-cell office:value-type="percentage" office:value="0.93837523627568542" table:style-name="ce49">
            <text:p>93,8%</text:p>
          </table:table-cell>
          <table:table-cell office:value-type="float" office:value="75851" table:style-name="ce7">
            <text:p>75.851</text:p>
          </table:table-cell>
          <table:table-cell office:value-type="percentage" office:value="0.98269138585513105" table:style-name="ce49">
            <text:p>98,3%</text:p>
          </table:table-cell>
          <table:table-cell office:value-type="float" office:value="71825" table:style-name="ce7">
            <text:p>71.825</text:p>
          </table:table-cell>
          <table:table-cell office:value-type="percentage" office:value="0.84356098420341774" table:style-name="ce49">
            <text:p>84,4%</text:p>
          </table:table-cell>
          <table:table-cell office:value-type="float" office:value="61709" table:style-name="ce7">
            <text:p>61.709</text:p>
          </table:table-cell>
          <table:table-cell office:value-type="percentage" office:value="0.69062034850536635" table:style-name="ce49">
            <text:p>69,1%</text:p>
          </table:table-cell>
          <table:table-cell office:value-type="float" office:value="31093" table:style-name="ce7">
            <text:p>31.093</text:p>
          </table:table-cell>
          <table:table-cell office:value-type="percentage" office:value="0.54747944288908845" table:style-name="ce49">
            <text:p>54,7%</text:p>
          </table:table-cell>
          <table:table-cell office:value-type="float" office:value="19670" table:style-name="ce7">
            <text:p>19.670</text:p>
          </table:table-cell>
          <table:table-cell office:value-type="percentage" office:value="0.45283974491792711" table:style-name="ce49">
            <text:p>45,3%</text:p>
          </table:table-cell>
          <table:table-cell office:value-type="float" office:value="2616" table:style-name="ce7">
            <text:p>2.616</text:p>
          </table:table-cell>
          <table:table-cell office:value-type="percentage" office:value="0.26275612695861794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6035" table:style-name="ce7">
            <text:p>446.035</text:p>
          </table:table-cell>
          <table:table-cell office:value-type="percentage" office:value="0.93124564165306101" table:style-name="ce49">
            <text:p>93,1%</text:p>
          </table:table-cell>
          <table:table-cell office:value-type="float" office:value="297479" table:style-name="ce7">
            <text:p>297.479</text:p>
          </table:table-cell>
          <table:table-cell office:value-type="percentage" office:value="0.91838599632619666" table:style-name="ce49">
            <text:p>91,8%</text:p>
          </table:table-cell>
          <table:table-cell office:value-type="float" office:value="306451" table:style-name="ce7">
            <text:p>306.451</text:p>
          </table:table-cell>
          <table:table-cell office:value-type="percentage" office:value="0.86213726069404006" table:style-name="ce49">
            <text:p>86,2%</text:p>
          </table:table-cell>
          <table:table-cell office:value-type="float" office:value="232451" table:style-name="ce7">
            <text:p>232.451</text:p>
          </table:table-cell>
          <table:table-cell office:value-type="percentage" office:value="0.71759417900725775" table:style-name="ce49">
            <text:p>71,8%</text:p>
          </table:table-cell>
          <table:table-cell office:value-type="float" office:value="124624" table:style-name="ce7">
            <text:p>124.624</text:p>
          </table:table-cell>
          <table:table-cell office:value-type="percentage" office:value="0.57620269551748848" table:style-name="ce49">
            <text:p>57,6%</text:p>
          </table:table-cell>
          <table:table-cell office:value-type="float" office:value="93839" table:style-name="ce7">
            <text:p>93.839</text:p>
          </table:table-cell>
          <table:table-cell office:value-type="percentage" office:value="0.52597682852322469" table:style-name="ce49">
            <text:p>52,6%</text:p>
          </table:table-cell>
          <table:table-cell office:value-type="float" office:value="11659" table:style-name="ce7">
            <text:p>11.659</text:p>
          </table:table-cell>
          <table:table-cell office:value-type="percentage" office:value="0.31243970414835459" table:style-name="ce49">
            <text:p>31,2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518" table:style-name="ce7">
            <text:p>274.518</text:p>
          </table:table-cell>
          <table:table-cell office:value-type="percentage" office:value="0.92963040724962576" table:style-name="ce49">
            <text:p>93,0%</text:p>
          </table:table-cell>
          <table:table-cell office:value-type="float" office:value="210568" table:style-name="ce7">
            <text:p>210.568</text:p>
          </table:table-cell>
          <table:table-cell office:value-type="percentage" office:value="0.94399713081682057" table:style-name="ce49">
            <text:p>94,4%</text:p>
          </table:table-cell>
          <table:table-cell office:value-type="float" office:value="231276" table:style-name="ce7">
            <text:p>231.276</text:p>
          </table:table-cell>
          <table:table-cell office:value-type="percentage" office:value="0.80707986836916656" table:style-name="ce49">
            <text:p>80,7%</text:p>
          </table:table-cell>
          <table:table-cell office:value-type="float" office:value="187438" table:style-name="ce7">
            <text:p>187.438</text:p>
          </table:table-cell>
          <table:table-cell office:value-type="percentage" office:value="0.65300989071095361" table:style-name="ce49">
            <text:p>65,3%</text:p>
          </table:table-cell>
          <table:table-cell office:value-type="float" office:value="99995" table:style-name="ce7">
            <text:p>99.995</text:p>
          </table:table-cell>
          <table:table-cell office:value-type="percentage" office:value="0.48357222995976479" table:style-name="ce49">
            <text:p>48,4%</text:p>
          </table:table-cell>
          <table:table-cell office:value-type="float" office:value="72652" table:style-name="ce7">
            <text:p>72.652</text:p>
          </table:table-cell>
          <table:table-cell office:value-type="percentage" office:value="0.41650137014572847" table:style-name="ce49">
            <text:p>41,7%</text:p>
          </table:table-cell>
          <table:table-cell office:value-type="float" office:value="10287" table:style-name="ce7">
            <text:p>10.287</text:p>
          </table:table-cell>
          <table:table-cell office:value-type="percentage" office:value="0.2793179288061039" table:style-name="ce49">
            <text:p>27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8011" table:style-name="ce7">
            <text:p>978.011</text:p>
          </table:table-cell>
          <table:table-cell office:value-type="percentage" office:value="0.91036877898393564" table:style-name="ce49">
            <text:p>91,0%</text:p>
          </table:table-cell>
          <table:table-cell office:value-type="float" office:value="732987" table:style-name="ce7">
            <text:p>732.987</text:p>
          </table:table-cell>
          <table:table-cell office:value-type="percentage" office:value="0.91356727551459183" table:style-name="ce49">
            <text:p>91,4%</text:p>
          </table:table-cell>
          <table:table-cell office:value-type="float" office:value="788280" table:style-name="ce7">
            <text:p>788.280</text:p>
          </table:table-cell>
          <table:table-cell office:value-type="percentage" office:value="0.75805629549847575" table:style-name="ce49">
            <text:p>75,8%</text:p>
          </table:table-cell>
          <table:table-cell office:value-type="float" office:value="680021" table:style-name="ce7">
            <text:p>680.021</text:p>
          </table:table-cell>
          <table:table-cell office:value-type="percentage" office:value="0.58818375330951267" table:style-name="ce49">
            <text:p>58,8%</text:p>
          </table:table-cell>
          <table:table-cell office:value-type="float" office:value="350315" table:style-name="ce7">
            <text:p>350.315</text:p>
          </table:table-cell>
          <table:table-cell office:value-type="percentage" office:value="0.42761547747943496" table:style-name="ce49">
            <text:p>42,8%</text:p>
          </table:table-cell>
          <table:table-cell office:value-type="float" office:value="236876" table:style-name="ce7">
            <text:p>236.876</text:p>
          </table:table-cell>
          <table:table-cell office:value-type="percentage" office:value="0.34625476349529094" table:style-name="ce49">
            <text:p>34,6%</text:p>
          </table:table-cell>
          <table:table-cell office:value-type="float" office:value="30561" table:style-name="ce7">
            <text:p>30.561</text:p>
          </table:table-cell>
          <table:table-cell office:value-type="percentage" office:value="0.21526075564195757" table:style-name="ce49">
            <text:p>21,5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3966" table:style-name="ce7">
            <text:p>683.966</text:p>
          </table:table-cell>
          <table:table-cell office:value-type="percentage" office:value="0.93548267971666044" table:style-name="ce49">
            <text:p>93,5%</text:p>
          </table:table-cell>
          <table:table-cell office:value-type="float" office:value="557036" table:style-name="ce7">
            <text:p>557.036</text:p>
          </table:table-cell>
          <table:table-cell office:value-type="percentage" office:value="0.9610531219268128" table:style-name="ce49">
            <text:p>96,1%</text:p>
          </table:table-cell>
          <table:table-cell office:value-type="float" office:value="604473" table:style-name="ce7">
            <text:p>604.473</text:p>
          </table:table-cell>
          <table:table-cell office:value-type="percentage" office:value="0.8240412679760124" table:style-name="ce49">
            <text:p>82,4%</text:p>
          </table:table-cell>
          <table:table-cell office:value-type="float" office:value="525031" table:style-name="ce7">
            <text:p>525.031</text:p>
          </table:table-cell>
          <table:table-cell office:value-type="percentage" office:value="0.68213838406410943" table:style-name="ce49">
            <text:p>68,2%</text:p>
          </table:table-cell>
          <table:table-cell office:value-type="float" office:value="288263" table:style-name="ce7">
            <text:p>288.263</text:p>
          </table:table-cell>
          <table:table-cell office:value-type="percentage" office:value="0.54376728375732375" table:style-name="ce49">
            <text:p>54,4%</text:p>
          </table:table-cell>
          <table:table-cell office:value-type="float" office:value="221522" table:style-name="ce7">
            <text:p>221.522</text:p>
          </table:table-cell>
          <table:table-cell office:value-type="percentage" office:value="0.49571800362968282" table:style-name="ce49">
            <text:p>49,6%</text:p>
          </table:table-cell>
          <table:table-cell office:value-type="float" office:value="45823" table:style-name="ce7">
            <text:p>45.823</text:p>
          </table:table-cell>
          <table:table-cell office:value-type="percentage" office:value="0.48013369936503281" table:style-name="ce49">
            <text:p>48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927" table:style-name="ce7">
            <text:p>154.927</text:p>
          </table:table-cell>
          <table:table-cell office:value-type="percentage" office:value="0.89317237125051163" table:style-name="ce49">
            <text:p>89,3%</text:p>
          </table:table-cell>
          <table:table-cell office:value-type="float" office:value="127275" table:style-name="ce7">
            <text:p>127.275</text:p>
          </table:table-cell>
          <table:table-cell office:value-type="percentage" office:value="0.95781187679201696" table:style-name="ce49">
            <text:p>95,8%</text:p>
          </table:table-cell>
          <table:table-cell office:value-type="float" office:value="134776" table:style-name="ce7">
            <text:p>134.776</text:p>
          </table:table-cell>
          <table:table-cell office:value-type="percentage" office:value="0.83405635214832508" table:style-name="ce49">
            <text:p>83,4%</text:p>
          </table:table-cell>
          <table:table-cell office:value-type="float" office:value="104704" table:style-name="ce7">
            <text:p>104.704</text:p>
          </table:table-cell>
          <table:table-cell office:value-type="percentage" office:value="0.71603249719615947" table:style-name="ce49">
            <text:p>71,6%</text:p>
          </table:table-cell>
          <table:table-cell office:value-type="float" office:value="69540" table:style-name="ce7">
            <text:p>69.540</text:p>
          </table:table-cell>
          <table:table-cell office:value-type="percentage" office:value="0.61350342746737951" table:style-name="ce49">
            <text:p>61,4%</text:p>
          </table:table-cell>
          <table:table-cell office:value-type="float" office:value="47675" table:style-name="ce7">
            <text:p>47.675</text:p>
          </table:table-cell>
          <table:table-cell office:value-type="percentage" office:value="0.50959873442076231" table:style-name="ce49">
            <text:p>51,0%</text:p>
          </table:table-cell>
          <table:table-cell office:value-type="float" office:value="5492" table:style-name="ce7">
            <text:p>5.492</text:p>
          </table:table-cell>
          <table:table-cell office:value-type="percentage" office:value="0.2854766607755484" table:style-name="ce49">
            <text:p>28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670" table:style-name="ce7">
            <text:p>507.670</text:p>
          </table:table-cell>
          <table:table-cell office:value-type="percentage" office:value="0.95194253130045248" table:style-name="ce49">
            <text:p>95,2%</text:p>
          </table:table-cell>
          <table:table-cell office:value-type="float" office:value="337921" table:style-name="ce7">
            <text:p>337.921</text:p>
          </table:table-cell>
          <table:table-cell office:value-type="percentage" office:value="0.97055486783868938" table:style-name="ce49">
            <text:p>97,1%</text:p>
          </table:table-cell>
          <table:table-cell office:value-type="float" office:value="377219" table:style-name="ce7">
            <text:p>377.219</text:p>
          </table:table-cell>
          <table:table-cell office:value-type="percentage" office:value="0.95979838124874373" table:style-name="ce49">
            <text:p>96,0%</text:p>
          </table:table-cell>
          <table:table-cell office:value-type="float" office:value="387219" table:style-name="ce7">
            <text:p>387.219</text:p>
          </table:table-cell>
          <table:table-cell office:value-type="percentage" office:value="0.94123180585129651" table:style-name="ce49">
            <text:p>94,1%</text:p>
          </table:table-cell>
          <table:table-cell office:value-type="float" office:value="201732" table:style-name="ce7">
            <text:p>201.732</text:p>
          </table:table-cell>
          <table:table-cell office:value-type="percentage" office:value="0.75436956375412278" table:style-name="ce49">
            <text:p>75,4%</text:p>
          </table:table-cell>
          <table:table-cell office:value-type="float" office:value="144356" table:style-name="ce7">
            <text:p>144.356</text:p>
          </table:table-cell>
          <table:table-cell office:value-type="percentage" office:value="0.71275650267612034" table:style-name="ce49">
            <text:p>71,3%</text:p>
          </table:table-cell>
          <table:table-cell office:value-type="float" office:value="20528" table:style-name="ce7">
            <text:p>20.528</text:p>
          </table:table-cell>
          <table:table-cell office:value-type="percentage" office:value="0.49210116265132448" table:style-name="ce49">
            <text:p>49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51" table:style-name="ce7">
            <text:p>45.951</text:p>
          </table:table-cell>
          <table:table-cell office:value-type="percentage" office:value="0.82303738066665477" table:style-name="ce49">
            <text:p>82,3%</text:p>
          </table:table-cell>
          <table:table-cell office:value-type="float" office:value="36819" table:style-name="ce7">
            <text:p>36.819</text:p>
          </table:table-cell>
          <table:table-cell office:value-type="percentage" office:value="0.92726723247790066" table:style-name="ce49">
            <text:p>92,7%</text:p>
          </table:table-cell>
          <table:table-cell office:value-type="float" office:value="37129" table:style-name="ce7">
            <text:p>37.129</text:p>
          </table:table-cell>
          <table:table-cell office:value-type="percentage" office:value="0.80185297166551484" table:style-name="ce49">
            <text:p>80,2%</text:p>
          </table:table-cell>
          <table:table-cell office:value-type="float" office:value="33047" table:style-name="ce7">
            <text:p>33.047</text:p>
          </table:table-cell>
          <table:table-cell office:value-type="percentage" office:value="0.6794202302631579" table:style-name="ce49">
            <text:p>67,9%</text:p>
          </table:table-cell>
          <table:table-cell office:value-type="float" office:value="16875" table:style-name="ce7">
            <text:p>16.875</text:p>
          </table:table-cell>
          <table:table-cell office:value-type="percentage" office:value="0.52012698804093205" table:style-name="ce49">
            <text:p>52,0%</text:p>
          </table:table-cell>
          <table:table-cell office:value-type="float" office:value="11013" table:style-name="ce7">
            <text:p>11.013</text:p>
          </table:table-cell>
          <table:table-cell office:value-type="percentage" office:value="0.4319501098211484" table:style-name="ce49">
            <text:p>43,2%</text:p>
          </table:table-cell>
          <table:table-cell office:value-type="float" office:value="1631" table:style-name="ce7">
            <text:p>1.631</text:p>
          </table:table-cell>
          <table:table-cell office:value-type="percentage" office:value="0.29360936093609363" table:style-name="ce49">
            <text:p>2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2092" table:style-name="ce7">
            <text:p>832.092</text:p>
          </table:table-cell>
          <table:table-cell office:value-type="percentage" office:value="0.94224303785427876" table:style-name="ce49">
            <text:p>94,2%</text:p>
          </table:table-cell>
          <table:table-cell office:value-type="float" office:value="624999" table:style-name="ce7">
            <text:p>624.999</text:p>
          </table:table-cell>
          <table:table-cell office:value-type="percentage" office:value="0.90450443931489111" table:style-name="ce49">
            <text:p>90,5%</text:p>
          </table:table-cell>
          <table:table-cell office:value-type="float" office:value="710890" table:style-name="ce7">
            <text:p>710.890</text:p>
          </table:table-cell>
          <table:table-cell office:value-type="percentage" office:value="0.73954823360024302" table:style-name="ce49">
            <text:p>74,0%</text:p>
          </table:table-cell>
          <table:table-cell office:value-type="float" office:value="613302" table:style-name="ce7">
            <text:p>613.302</text:p>
          </table:table-cell>
          <table:table-cell office:value-type="percentage" office:value="0.58278227503850832" table:style-name="ce49">
            <text:p>58,3%</text:p>
          </table:table-cell>
          <table:table-cell office:value-type="float" office:value="349083" table:style-name="ce7">
            <text:p>349.083</text:p>
          </table:table-cell>
          <table:table-cell office:value-type="percentage" office:value="0.4516932528673761" table:style-name="ce49">
            <text:p>45,2%</text:p>
          </table:table-cell>
          <table:table-cell office:value-type="float" office:value="247136" table:style-name="ce7">
            <text:p>247.136</text:p>
          </table:table-cell>
          <table:table-cell office:value-type="percentage" office:value="0.39317180266318785" table:style-name="ce49">
            <text:p>39,3%</text:p>
          </table:table-cell>
          <table:table-cell office:value-type="float" office:value="27097" table:style-name="ce7">
            <text:p>27.097</text:p>
          </table:table-cell>
          <table:table-cell office:value-type="percentage" office:value="0.22055902845607867" table:style-name="ce49">
            <text:p>22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525" table:style-name="ce7">
            <text:p>161.525</text:p>
          </table:table-cell>
          <table:table-cell office:value-type="percentage" office:value="0.87660505150275148" table:style-name="ce49">
            <text:p>87,7%</text:p>
          </table:table-cell>
          <table:table-cell office:value-type="float" office:value="133977" table:style-name="ce7">
            <text:p>133.977</text:p>
          </table:table-cell>
          <table:table-cell office:value-type="percentage" office:value="0.87007656689374802" table:style-name="ce49">
            <text:p>87,0%</text:p>
          </table:table-cell>
          <table:table-cell office:value-type="float" office:value="153146" table:style-name="ce7">
            <text:p>153.146</text:p>
          </table:table-cell>
          <table:table-cell office:value-type="percentage" office:value="0.72260834689881337" table:style-name="ce49">
            <text:p>72,3%</text:p>
          </table:table-cell>
          <table:table-cell office:value-type="float" office:value="132494" table:style-name="ce7">
            <text:p>132.494</text:p>
          </table:table-cell>
          <table:table-cell office:value-type="percentage" office:value="0.56187713629000113" table:style-name="ce49">
            <text:p>56,2%</text:p>
          </table:table-cell>
          <table:table-cell office:value-type="float" office:value="64444" table:style-name="ce7">
            <text:p>64.444</text:p>
          </table:table-cell>
          <table:table-cell office:value-type="percentage" office:value="0.37506693050867185" table:style-name="ce49">
            <text:p>37,5%</text:p>
          </table:table-cell>
          <table:table-cell office:value-type="float" office:value="47413" table:style-name="ce7">
            <text:p>47.413</text:p>
          </table:table-cell>
          <table:table-cell office:value-type="percentage" office:value="0.32584686647377792" table:style-name="ce49">
            <text:p>32,6%</text:p>
          </table:table-cell>
          <table:table-cell office:value-type="float" office:value="5507" table:style-name="ce7">
            <text:p>5.507</text:p>
          </table:table-cell>
          <table:table-cell office:value-type="percentage" office:value="0.18002615233736516" table:style-name="ce49">
            <text:p>18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34" table:style-name="ce7">
            <text:p>93.234</text:p>
          </table:table-cell>
          <table:table-cell office:value-type="percentage" office:value="0.94925573723757362" table:style-name="ce49">
            <text:p>94,9%</text:p>
          </table:table-cell>
          <table:table-cell office:value-type="float" office:value="71523" table:style-name="ce7">
            <text:p>71.523</text:p>
          </table:table-cell>
          <table:table-cell office:value-type="percentage" office:value="0.9851788592129368" table:style-name="ce49">
            <text:p>98,5%</text:p>
          </table:table-cell>
          <table:table-cell office:value-type="float" office:value="75613" table:style-name="ce7">
            <text:p>75.613</text:p>
          </table:table-cell>
          <table:table-cell office:value-type="percentage" office:value="0.81690795159896279" table:style-name="ce49">
            <text:p>81,7%</text:p>
          </table:table-cell>
          <table:table-cell office:value-type="float" office:value="63071" table:style-name="ce7">
            <text:p>63.071</text:p>
          </table:table-cell>
          <table:table-cell office:value-type="percentage" office:value="0.65420240848883404" table:style-name="ce49">
            <text:p>65,4%</text:p>
          </table:table-cell>
          <table:table-cell office:value-type="float" office:value="31862" table:style-name="ce7">
            <text:p>31.862</text:p>
          </table:table-cell>
          <table:table-cell office:value-type="percentage" office:value="0.48527216790033201" table:style-name="ce49">
            <text:p>48,5%</text:p>
          </table:table-cell>
          <table:table-cell office:value-type="float" office:value="24263" table:style-name="ce7">
            <text:p>24.263</text:p>
          </table:table-cell>
          <table:table-cell office:value-type="percentage" office:value="0.4089981963150886" table:style-name="ce49">
            <text:p>40,9%</text:p>
          </table:table-cell>
          <table:table-cell office:value-type="float" office:value="3378" table:style-name="ce7">
            <text:p>3.378</text:p>
          </table:table-cell>
          <table:table-cell office:value-type="percentage" office:value="0.2531095459313652" table:style-name="ce49">
            <text:p>25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297" table:style-name="ce7">
            <text:p>344.297</text:p>
          </table:table-cell>
          <table:table-cell office:value-type="percentage" office:value="0.91318681901609433" table:style-name="ce49">
            <text:p>91,3%</text:p>
          </table:table-cell>
          <table:table-cell office:value-type="float" office:value="254246" table:style-name="ce7">
            <text:p>254.246</text:p>
          </table:table-cell>
          <table:table-cell office:value-type="percentage" office:value="0.91750780390104836" table:style-name="ce49">
            <text:p>91,8%</text:p>
          </table:table-cell>
          <table:table-cell office:value-type="float" office:value="262205" table:style-name="ce7">
            <text:p>262.205</text:p>
          </table:table-cell>
          <table:table-cell office:value-type="percentage" office:value="0.80401139454374293" table:style-name="ce49">
            <text:p>80,4%</text:p>
          </table:table-cell>
          <table:table-cell office:value-type="float" office:value="190956" table:style-name="ce7">
            <text:p>190.956</text:p>
          </table:table-cell>
          <table:table-cell office:value-type="percentage" office:value="0.58844774242853792" table:style-name="ce49">
            <text:p>58,8%</text:p>
          </table:table-cell>
          <table:table-cell office:value-type="float" office:value="83436" table:style-name="ce7">
            <text:p>83.436</text:p>
          </table:table-cell>
          <table:table-cell office:value-type="percentage" office:value="0.39833668320116872" table:style-name="ce49">
            <text:p>39,8%</text:p>
          </table:table-cell>
          <table:table-cell office:value-type="float" office:value="56313" table:style-name="ce7">
            <text:p>56.313</text:p>
          </table:table-cell>
          <table:table-cell office:value-type="percentage" office:value="0.32522292552208465" table:style-name="ce49">
            <text:p>32,5%</text:p>
          </table:table-cell>
          <table:table-cell office:value-type="float" office:value="9681" table:style-name="ce7">
            <text:p>9.681</text:p>
          </table:table-cell>
          <table:table-cell office:value-type="percentage" office:value="0.25221446436015005" table:style-name="ce49">
            <text:p>25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82" table:style-name="ce7">
            <text:p>5.682</text:p>
          </table:table-cell>
          <table:table-cell office:value-type="percentage" office:value="0.90276453765490938" table:style-name="ce49">
            <text:p>90,3%</text:p>
          </table:table-cell>
          <table:table-cell office:value-type="float" office:value="7227" table:style-name="ce7">
            <text:p>7.227</text:p>
          </table:table-cell>
          <table:table-cell office:value-type="percentage" office:value="0.9453237410071943" table:style-name="ce49">
            <text:p>94,5%</text:p>
          </table:table-cell>
          <table:table-cell office:value-type="float" office:value="9007" table:style-name="ce7">
            <text:p>9.007</text:p>
          </table:table-cell>
          <table:table-cell office:value-type="percentage" office:value="0.84891611687087654" table:style-name="ce49">
            <text:p>84,9%</text:p>
          </table:table-cell>
          <table:table-cell office:value-type="float" office:value="8529" table:style-name="ce7">
            <text:p>8.529</text:p>
          </table:table-cell>
          <table:table-cell office:value-type="percentage" office:value="0.76192603180275142" table:style-name="ce49">
            <text:p>76,2%</text:p>
          </table:table-cell>
          <table:table-cell office:value-type="float" office:value="5865" table:style-name="ce7">
            <text:p>5.865</text:p>
          </table:table-cell>
          <table:table-cell office:value-type="percentage" office:value="0.6269374665954035" table:style-name="ce49">
            <text:p>62,7%</text:p>
          </table:table-cell>
          <table:table-cell office:value-type="float" office:value="4547" table:style-name="ce7">
            <text:p>4.547</text:p>
          </table:table-cell>
          <table:table-cell office:value-type="percentage" office:value="0.49639737991266375" table:style-name="ce49">
            <text:p>49,6%</text:p>
          </table:table-cell>
          <table:table-cell office:value-type="float" office:value="788" table:style-name="ce7">
            <text:p>788</text:p>
          </table:table-cell>
          <table:table-cell office:value-type="percentage" office:value="0.34260869565217389" table:style-name="ce49">
            <text:p>34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486" table:style-name="ce7">
            <text:p>4.486</text:p>
          </table:table-cell>
          <table:table-cell office:value-type="percentage" office:value="0.82691244239631334" table:style-name="ce49">
            <text:p>82,7%</text:p>
          </table:table-cell>
          <table:table-cell office:value-type="float" office:value="6008" table:style-name="ce7">
            <text:p>6.008</text:p>
          </table:table-cell>
          <table:table-cell office:value-type="percentage" office:value="0.8093762629664556" table:style-name="ce49">
            <text:p>80,9%</text:p>
          </table:table-cell>
          <table:table-cell office:value-type="float" office:value="7746" table:style-name="ce7">
            <text:p>7.746</text:p>
          </table:table-cell>
          <table:table-cell office:value-type="percentage" office:value="0.76868115510568624" table:style-name="ce49">
            <text:p>76,9%</text:p>
          </table:table-cell>
          <table:table-cell office:value-type="float" office:value="7411" table:style-name="ce7">
            <text:p>7.411</text:p>
          </table:table-cell>
          <table:table-cell office:value-type="percentage" office:value="0.7002078609221466" table:style-name="ce49">
            <text:p>70,0%</text:p>
          </table:table-cell>
          <table:table-cell office:value-type="float" office:value="4696" table:style-name="ce7">
            <text:p>4.696</text:p>
          </table:table-cell>
          <table:table-cell office:value-type="percentage" office:value="0.51333624836029734" table:style-name="ce49">
            <text:p>51,3%</text:p>
          </table:table-cell>
          <table:table-cell office:value-type="float" office:value="3920" table:style-name="ce7">
            <text:p>3.920</text:p>
          </table:table-cell>
          <table:table-cell office:value-type="percentage" office:value="0.40391550747037608" table:style-name="ce49">
            <text:p>40,4%</text:p>
          </table:table-cell>
          <table:table-cell office:value-type="float" office:value="792" table:style-name="ce7">
            <text:p>792</text:p>
          </table:table-cell>
          <table:table-cell office:value-type="percentage" office:value="0.33124215809284818" table:style-name="ce49">
            <text:p>33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69" table:style-name="ce7">
            <text:p>2.369</text:p>
          </table:table-cell>
          <table:table-cell office:value-type="percentage" office:value="0.63957883369330448" table:style-name="ce49">
            <text:p>64,0%</text:p>
          </table:table-cell>
          <table:table-cell office:value-type="float" office:value="7364" table:style-name="ce7">
            <text:p>7.364</text:p>
          </table:table-cell>
          <table:table-cell office:value-type="percentage" office:value="0.74723490613901578" table:style-name="ce49">
            <text:p>74,7%</text:p>
          </table:table-cell>
          <table:table-cell office:value-type="float" office:value="15118" table:style-name="ce7">
            <text:p>15.118</text:p>
          </table:table-cell>
          <table:table-cell office:value-type="percentage" office:value="0.66435225874494641" table:style-name="ce49">
            <text:p>66,4%</text:p>
          </table:table-cell>
          <table:table-cell office:value-type="float" office:value="15069" table:style-name="ce7">
            <text:p>15.069</text:p>
          </table:table-cell>
          <table:table-cell office:value-type="percentage" office:value="0.46239528675319891" table:style-name="ce49">
            <text:p>46,2%</text:p>
          </table:table-cell>
          <table:table-cell office:value-type="float" office:value="10615" table:style-name="ce7">
            <text:p>10.615</text:p>
          </table:table-cell>
          <table:table-cell office:value-type="percentage" office:value="0.43203093203093201" table:style-name="ce49">
            <text:p>43,2%</text:p>
          </table:table-cell>
          <table:table-cell office:value-type="float" office:value="201" table:style-name="ce7">
            <text:p>201</text:p>
          </table:table-cell>
          <table:table-cell office:value-type="percentage" office:value="0.15402298850574714" table:style-name="ce49">
            <text:p>15,4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6129032258064517" table:style-name="ce52">
            <text:p>96,1%</text:p>
          </table:table-cell>
          <table:table-cell office:value-type="float" office:value="695" table:style-name="ce7">
            <text:p>695</text:p>
          </table:table-cell>
          <table:table-cell office:value-type="percentage" office:value="0.75297941495124598" table:style-name="ce52">
            <text:p>75,3%</text:p>
          </table:table-cell>
          <table:table-cell office:value-type="float" office:value="928" table:style-name="ce7">
            <text:p>928</text:p>
          </table:table-cell>
          <table:table-cell office:value-type="percentage" office:value="0.47058823529411764" table:style-name="ce52">
            <text:p>47,1%</text:p>
          </table:table-cell>
          <table:table-cell office:value-type="float" office:value="1149" table:style-name="ce7">
            <text:p>1.149</text:p>
          </table:table-cell>
          <table:table-cell office:value-type="percentage" office:value="0.46955455659991829" table:style-name="ce52">
            <text:p>47,0%</text:p>
          </table:table-cell>
          <table:table-cell office:value-type="float" office:value="923" table:style-name="ce7">
            <text:p>923</text:p>
          </table:table-cell>
          <table:table-cell office:value-type="percentage" office:value="0.43272386310360994" table:style-name="ce52">
            <text:p>43,3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62655" table:style-name="ce66">
            <text:p>6.362.655</text:p>
          </table:table-cell>
          <table:table-cell office:value-type="percentage" office:value="0.92501384397602771" table:style-name="ce67">
            <text:p>92,50%</text:p>
          </table:table-cell>
          <table:table-cell office:value-type="float" office:value="4937068" table:style-name="ce66">
            <text:p>4.937.068</text:p>
          </table:table-cell>
          <table:table-cell office:value-type="percentage" office:value="0.92836459837454754" table:style-name="ce67">
            <text:p>92,84%</text:p>
          </table:table-cell>
          <table:table-cell office:value-type="float" office:value="5309836" table:style-name="ce66">
            <text:p>5.309.836</text:p>
          </table:table-cell>
          <table:table-cell office:value-type="percentage" office:value="0.7842787285666325" table:style-name="ce67">
            <text:p>78,43%</text:p>
          </table:table-cell>
          <table:table-cell office:value-type="float" office:value="4479505" table:style-name="ce66">
            <text:p>4.479.505</text:p>
          </table:table-cell>
          <table:table-cell office:value-type="percentage" office:value="0.63111753256496617" table:style-name="ce67">
            <text:p>63,11%</text:p>
          </table:table-cell>
          <table:table-cell office:value-type="float" office:value="2383871" table:style-name="ce66">
            <text:p>2.383.871</text:p>
          </table:table-cell>
          <table:table-cell office:value-type="percentage" office:value="0.47101947249287107" table:style-name="ce67">
            <text:p>47,10%</text:p>
          </table:table-cell>
          <table:table-cell office:value-type="float" office:value="1691365" table:style-name="ce66">
            <text:p>1.691.365</text:p>
          </table:table-cell>
          <table:table-cell office:value-type="percentage" office:value="0.40578372532234969" table:style-name="ce67">
            <text:p>40,58%</text:p>
          </table:table-cell>
          <table:table-cell office:value-type="float" office:value="236996" table:style-name="ce66">
            <text:p>236.996</text:p>
          </table:table-cell>
          <table:table-cell office:value-type="percentage" office:value="0.27394296110753424" table:style-name="ce67">
            <text:p>27,39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9276" table:style-name="ce8">
            <text:p>449.276</text:p>
          </table:table-cell>
          <table:table-cell office:value-type="percentage" office:value="0.61690432872197998" table:style-name="ce77">
            <text:p>61,7%</text:p>
          </table:table-cell>
          <table:table-cell office:value-type="float" office:value="359651" table:style-name="ce8">
            <text:p>359.651</text:p>
          </table:table-cell>
          <table:table-cell office:value-type="percentage" office:value="0.49383955236689436" table:style-name="ce77">
            <text:p>49,4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214" table:style-name="ce8">
            <text:p>55.214</text:p>
          </table:table-cell>
          <table:table-cell office:value-type="percentage" office:value="0.53213184271395531" table:style-name="ce77">
            <text:p>53,2%</text:p>
          </table:table-cell>
          <table:table-cell office:value-type="float" office:value="45247" table:style-name="ce8">
            <text:p>45.247</text:p>
          </table:table-cell>
          <table:table-cell office:value-type="percentage" office:value="0.43607363145720895" table:style-name="ce77">
            <text:p>43,6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104" table:style-name="ce8">
            <text:p>44.104</text:p>
          </table:table-cell>
          <table:table-cell office:value-type="percentage" office:value="0.70930700075588227" table:style-name="ce77">
            <text:p>70,9%</text:p>
          </table:table-cell>
          <table:table-cell office:value-type="float" office:value="38551" table:style-name="ce8">
            <text:p>38.551</text:p>
          </table:table-cell>
          <table:table-cell office:value-type="percentage" office:value="0.62000032165200469" table:style-name="ce77">
            <text:p>62,0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831" table:style-name="ce8">
            <text:p>33.831</text:p>
          </table:table-cell>
          <table:table-cell office:value-type="percentage" office:value="0.34584244852896079" table:style-name="ce77">
            <text:p>34,6%</text:p>
          </table:table-cell>
          <table:table-cell office:value-type="float" office:value="26259" table:style-name="ce8">
            <text:p>26.259</text:p>
          </table:table-cell>
          <table:table-cell office:value-type="percentage" office:value="0.26843654801578376" table:style-name="ce77">
            <text:p>26,8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734" table:style-name="ce8">
            <text:p>80.734</text:p>
          </table:table-cell>
          <table:table-cell office:value-type="percentage" office:value="0.51718085378978118" table:style-name="ce77">
            <text:p>51,7%</text:p>
          </table:table-cell>
          <table:table-cell office:value-type="float" office:value="61663" table:style-name="ce8">
            <text:p>61.663</text:p>
          </table:table-cell>
          <table:table-cell office:value-type="percentage" office:value="0.39501229949264594" table:style-name="ce77">
            <text:p>39,5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069" table:style-name="ce8">
            <text:p>26.069</text:p>
          </table:table-cell>
          <table:table-cell office:value-type="percentage" office:value="0.60723020661060767" table:style-name="ce77">
            <text:p>60,7%</text:p>
          </table:table-cell>
          <table:table-cell office:value-type="float" office:value="23414" table:style-name="ce8">
            <text:p>23.414</text:p>
          </table:table-cell>
          <table:table-cell office:value-type="percentage" office:value="0.54538678344319957" table:style-name="ce77">
            <text:p>54,5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212" table:style-name="ce8">
            <text:p>105.212</text:p>
          </table:table-cell>
          <table:table-cell office:value-type="percentage" office:value="0.66276528060372797" table:style-name="ce77">
            <text:p>66,3%</text:p>
          </table:table-cell>
          <table:table-cell office:value-type="float" office:value="95288" table:style-name="ce8">
            <text:p>95.288</text:p>
          </table:table-cell>
          <table:table-cell office:value-type="percentage" office:value="0.60025071339930836" table:style-name="ce77">
            <text:p>60,0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433" table:style-name="ce8">
            <text:p>105.433</text:p>
          </table:table-cell>
          <table:table-cell office:value-type="percentage" office:value="0.61539404410305498" table:style-name="ce77">
            <text:p>61,5%</text:p>
          </table:table-cell>
          <table:table-cell office:value-type="float" office:value="86739" table:style-name="ce8">
            <text:p>86.739</text:p>
          </table:table-cell>
          <table:table-cell office:value-type="percentage" office:value="0.50628042445396493" table:style-name="ce77">
            <text:p>50,6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0860" table:style-name="ce8">
            <text:p>260.860</text:p>
          </table:table-cell>
          <table:table-cell office:value-type="percentage" office:value="0.40246111311678251" table:style-name="ce77">
            <text:p>40,2%</text:p>
          </table:table-cell>
          <table:table-cell office:value-type="float" office:value="202165" table:style-name="ce8">
            <text:p>202.165</text:p>
          </table:table-cell>
          <table:table-cell office:value-type="percentage" office:value="0.31190504842925071" table:style-name="ce77">
            <text:p>31,2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1737" table:style-name="ce8">
            <text:p>261.737</text:p>
          </table:table-cell>
          <table:table-cell office:value-type="percentage" office:value="0.63800323709792217" table:style-name="ce77">
            <text:p>63,8%</text:p>
          </table:table-cell>
          <table:table-cell office:value-type="float" office:value="196336" table:style-name="ce8">
            <text:p>196.336</text:p>
          </table:table-cell>
          <table:table-cell office:value-type="percentage" office:value="0.47858347715018379" table:style-name="ce77">
            <text:p>47,9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398" table:style-name="ce8">
            <text:p>60.398</text:p>
          </table:table-cell>
          <table:table-cell office:value-type="percentage" office:value="0.7685886260387107" table:style-name="ce77">
            <text:p>76,9%</text:p>
          </table:table-cell>
          <table:table-cell office:value-type="float" office:value="51577" table:style-name="ce8">
            <text:p>51.577</text:p>
          </table:table-cell>
          <table:table-cell office:value-type="percentage" office:value="0.65633788478424082" table:style-name="ce77">
            <text:p>65,6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8383" table:style-name="ce8">
            <text:p>138.383</text:p>
          </table:table-cell>
          <table:table-cell office:value-type="percentage" office:value="0.77928447940893242" table:style-name="ce77">
            <text:p>77,9%</text:p>
          </table:table-cell>
          <table:table-cell office:value-type="float" office:value="121340" table:style-name="ce8">
            <text:p>121.340</text:p>
          </table:table-cell>
          <table:table-cell office:value-type="percentage" office:value="0.6833092123416884" table:style-name="ce77">
            <text:p>68,3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80" table:style-name="ce8">
            <text:p>16.980</text:p>
          </table:table-cell>
          <table:table-cell office:value-type="percentage" office:value="0.66858290349253846" table:style-name="ce77">
            <text:p>66,9%</text:p>
          </table:table-cell>
          <table:table-cell office:value-type="float" office:value="14684" table:style-name="ce8">
            <text:p>14.684</text:p>
          </table:table-cell>
          <table:table-cell office:value-type="percentage" office:value="0.57817852502264044" table:style-name="ce77">
            <text:p>57,8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6257" table:style-name="ce8">
            <text:p>266.257</text:p>
          </table:table-cell>
          <table:table-cell office:value-type="percentage" office:value="0.46923734414239765" table:style-name="ce77">
            <text:p>46,9%</text:p>
          </table:table-cell>
          <table:table-cell office:value-type="float" office:value="231658" table:style-name="ce8">
            <text:p>231.658</text:p>
          </table:table-cell>
          <table:table-cell office:value-type="percentage" office:value="0.40826188483059433" table:style-name="ce77">
            <text:p>40,8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730" table:style-name="ce8">
            <text:p>71.730</text:p>
          </table:table-cell>
          <table:table-cell office:value-type="percentage" office:value="0.51328104874488367" table:style-name="ce77">
            <text:p>51,3%</text:p>
          </table:table-cell>
          <table:table-cell office:value-type="float" office:value="50793" table:style-name="ce8">
            <text:p>50.793</text:p>
          </table:table-cell>
          <table:table-cell office:value-type="percentage" office:value="0.36346137332913531" table:style-name="ce77">
            <text:p>36,3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596" table:style-name="ce8">
            <text:p>29.596</text:p>
          </table:table-cell>
          <table:table-cell office:value-type="percentage" office:value="0.52446350410235509" table:style-name="ce77">
            <text:p>52,4%</text:p>
          </table:table-cell>
          <table:table-cell office:value-type="float" office:value="25877" table:style-name="ce8">
            <text:p>25.877</text:p>
          </table:table-cell>
          <table:table-cell office:value-type="percentage" office:value="0.45856001134128405" table:style-name="ce77">
            <text:p>45,9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397" table:style-name="ce8">
            <text:p>86.397</text:p>
          </table:table-cell>
          <table:table-cell office:value-type="percentage" office:value="0.50768606987977294" table:style-name="ce77">
            <text:p>50,8%</text:p>
          </table:table-cell>
          <table:table-cell office:value-type="float" office:value="68631" table:style-name="ce8">
            <text:p>68.631</text:p>
          </table:table-cell>
          <table:table-cell office:value-type="percentage" office:value="0.4032894968797377" table:style-name="ce77">
            <text:p>40,3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5" table:style-name="ce8">
            <text:p>3.235</text:p>
          </table:table-cell>
          <table:table-cell office:value-type="percentage" office:value="0.35159221823714815" table:style-name="ce77">
            <text:p>35,2%</text:p>
          </table:table-cell>
          <table:table-cell office:value-type="float" office:value="2244" table:style-name="ce8">
            <text:p>2.244</text:p>
          </table:table-cell>
          <table:table-cell office:value-type="percentage" office:value="0.24388653407238345" table:style-name="ce77">
            <text:p>24,4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45" table:style-name="ce8">
            <text:p>3.645</text:p>
          </table:table-cell>
          <table:table-cell office:value-type="percentage" office:value="0.3291493588585877" table:style-name="ce77">
            <text:p>32,9%</text:p>
          </table:table-cell>
          <table:table-cell office:value-type="float" office:value="2143" table:style-name="ce8">
            <text:p>2.143</text:p>
          </table:table-cell>
          <table:table-cell office:value-type="percentage" office:value="0.19351634459093373" table:style-name="ce77">
            <text:p>19,4%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29T00:00:00" table:style-name="ce11">
            <text:p>29/06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27T00:00:00" table:style-name="ce11">
            <text:p>27/06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99091" table:style-name="ce82">
            <text:p>2.099.091</text:p>
          </table:table-cell>
          <table:table-cell office:value-type="percentage" office:value="0.55019679363718044" table:style-name="ce83">
            <text:p>55,0%</text:p>
          </table:table-cell>
          <table:table-cell office:value-type="float" office:value="1704260" table:style-name="ce82">
            <text:p>1.704.260</text:p>
          </table:table-cell>
          <table:table-cell office:value-type="percentage" office:value="0.44670687813158227" table:style-name="ce83">
            <text:p>44,7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6-30T12:49:06Z</dc:date>
  </office:meta>
</office:document-meta>
</file>